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Heading_20_2">
      <style:paragraph-properties fo:margin-left="0in" fo:margin-right="0in" fo:text-indent="0in" style:auto-text-indent="false"/>
    </style:style>
    <style:style style:name="P3" style:family="paragraph" style:parent-style-name="Heading_20_3">
      <style:paragraph-properties fo:margin-left="0in" fo:margin-right="0in" fo:text-indent="0in" style:auto-text-indent="false"/>
    </style:style>
    <style:style style:name="P4" style:family="paragraph" style:parent-style-name="Preformatted_20_Text">
      <style:paragraph-properties fo:margin-left="0in" fo:margin-right="0in" fo:text-indent="0in" style:auto-text-indent="false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8" style:family="paragraph" style:parent-style-name="Text_20_body" style:list-style-name="L1">
      <style:paragraph-properties fo:margin-left="0in" fo:margin-right="0in" fo:text-indent="0in" style:auto-text-indent="false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Text_20_body" style:list-style-name="L2">
      <style:paragraph-properties fo:margin-left="0in" fo:margin-right="0in" fo:text-indent="0in" style:auto-text-indent="false"/>
    </style:style>
    <style:style style:name="P11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12" style:family="paragraph" style:parent-style-name="Text_20_body" style:list-style-name="L3">
      <style:paragraph-properties fo:margin-left="0in" fo:margin-right="0in" fo:text-indent="0in" style:auto-text-indent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🏗️ KIẾN TRÚC HỆ THỐNG TỔNG THỂ</text:h>
      <text:h text:style-name="P2" text:outline-level="2">1. High-Level Architecture Diagram</text:h>
      <text:p text:style-name="P4">┌─────────────────────────────────────────────────────────────────────────────────┐</text:p>
      <text:p text:style-name="Preformatted_20_Text">│ <text:s text:c="29"/>EXTERNAL ZONE <text:s text:c="38"/>│</text:p>
      <text:p text:style-name="Preformatted_20_Text">│ <text:s/>┌─────────────┐ <text:s text:c="63"/>│</text:p>
      <text:p text:style-name="Preformatted_20_Text">│ <text:s/>│ <text:s text:c="2"/>Browser <text:s text:c="2"/>│ ◄──────── Angular Admin Portal (SPA) <text:s text:c="26"/>│</text:p>
      <text:p text:style-name="Preformatted_20_Text">│ <text:s/>└──────┬──────┘ <text:s text:c="63"/>│</text:p>
      <text:p text:style-name="Preformatted_20_Text">└─────────┼───────────────────────────────────────────────────────────────────────┘</text:p>
      <text:p text:style-name="Preformatted_20_Text"><text:s text:c="10"/>│ HTTPS (443)</text:p>
      <text:p text:style-name="Preformatted_20_Text"><text:s text:c="10"/>▼</text:p>
      <text:p text:style-name="Preformatted_20_Text">┌─────────────────────────────────────────────────────────────────────────────────┐</text:p>
      <text:p text:style-name="Preformatted_20_Text">│ <text:s text:c="29"/>DMZ ZONE <text:s text:c="43"/>│</text:p>
      <text:p text:style-name="Preformatted_20_Text">│ <text:s/>┌──────────────────────────────────────────────────────────────────────────┐ <text:s text:c="2"/>│</text:p>
      <text:p text:style-name="Preformatted_20_Text">│ <text:s/>│ <text:s text:c="23"/>NGINX / API Gateway <text:s text:c="31"/>│ <text:s text:c="2"/>│</text:p>
      <text:p text:style-name="Preformatted_20_Text">│ <text:s/>│ <text:s text:c="3"/>• SSL Termination <text:s text:c="3"/>• Rate Limiting <text:s text:c="3"/>• Load Balancing <text:s text:c="13"/>│ <text:s text:c="2"/>│</text:p>
      <text:p text:style-name="Preformatted_20_Text">│ <text:s/>└──────────────────────────────────┬───────────────────────────────────────┘ <text:s text:c="2"/>│</text:p>
      <text:p text:style-name="Preformatted_20_Text">└─────────────────────────────────────┼───────────────────────────────────────────┘</text:p>
      <text:p text:style-name="Preformatted_20_Text"><text:s text:c="38"/>│</text:p>
      <text:p text:style-name="Preformatted_20_Text">┌─────────────────────────────────────┼───────────────────────────────────────────┐</text:p>
      <text:p text:style-name="Preformatted_20_Text">│ <text:s text:c="25"/>APPLICATION ZONE <text:s text:c="39"/>│</text:p>
      <text:p text:style-name="Preformatted_20_Text">│ <text:s text:c="36"/>│ <text:s text:c="43"/>│</text:p>
      <text:p text:style-name="Preformatted_20_Text">│ <text:s/>┌──────────────────────────────────▼───────────────────────────────────────┐ <text:s text:c="2"/>│</text:p>
      <text:p text:style-name="Preformatted_20_Text">│ <text:s/>│ <text:s text:c="24"/>KEYCLOAK CLUSTER <text:s text:c="33"/>│ <text:s text:c="2"/>│</text:p>
      <text:p text:style-name="Preformatted_20_Text">│ <text:s/>│ <text:s/>┌─────────────┐ <text:s/>┌─────────────┐ <text:s/>┌─────────────────────────────────┐ <text:s text:c="2"/>│ <text:s text:c="2"/>│</text:p>
      <text:p text:style-name="Preformatted_20_Text">│ <text:s/>│ <text:s/>│ <text:s/>Realm: <text:s text:c="4"/>│ <text:s/>│ <text:s/>Custom <text:s text:c="4"/>│ <text:s/>│ <text:s/>Remote User Federation <text:s text:c="8"/>│ <text:s text:c="2"/>│ <text:s text:c="2"/>│</text:p>
      <text:p text:style-name="Preformatted_20_Text">│ <text:s/>│ <text:s/>│ <text:s/>BANK_INT <text:s text:c="2"/>│ <text:s/>│ <text:s/>User <text:s text:c="6"/>│ <text:s/>│ <text:s/>(LDAP/HR System Sync) <text:s text:c="9"/>│ <text:s text:c="2"/>│ <text:s text:c="2"/>│</text:p>
      <text:p text:style-name="Preformatted_20_Text">│ <text:s/>│ <text:s/>│ <text:s text:c="12"/>│ <text:s/>│ <text:s/>Provider <text:s text:c="2"/>│ <text:s/>│ <text:s text:c="32"/>│ <text:s text:c="2"/>│ <text:s text:c="2"/>│</text:p>
      <text:p text:style-name="Preformatted_20_Text">│ <text:s/>│ <text:s/>└─────────────┘ <text:s/>└─────────────┘ <text:s/>└─────────────────────────────────┘ <text:s text:c="2"/>│ <text:s text:c="2"/>│</text:p>
      <text:p text:style-name="Preformatted_20_Text">│ <text:s/>└──────────────────────────────────────────────────────────────────────────┘ <text:s text:c="2"/>│</text:p>
      <text:p text:style-name="Preformatted_20_Text">│ <text:s text:c="36"/>│ <text:s text:c="43"/>│</text:p>
      <text:p text:style-name="Preformatted_20_Text">│ <text:s text:c="36"/>│ JWT Token <text:s text:c="33"/>│</text:p>
      <text:p text:style-name="Preformatted_20_Text"><text:soft-page-break/>│ <text:s text:c="36"/>▼ <text:s text:c="43"/>│</text:p>
      <text:p text:style-name="Preformatted_20_Text">│ <text:s/>┌──────────────────────────────────────────────────────────────────────────┐ <text:s text:c="2"/>│</text:p>
      <text:p text:style-name="Preformatted_20_Text">│ <text:s/>│ <text:s text:c="19"/>SPRING BOOT MICROSERVICES <text:s text:c="29"/>│ <text:s text:c="2"/>│</text:p>
      <text:p text:style-name="Preformatted_20_Text">│ <text:s/>│ <text:s/>┌────────────────┐ <text:s/>┌────────────────┐ <text:s/>┌────────────────┐ <text:s text:c="13"/>│ <text:s text:c="2"/>│</text:p>
      <text:p text:style-name="Preformatted_20_Text">│ <text:s/>│ <text:s/>│ <text:s/>Auth Service <text:s/>│ <text:s/>│ Ticket Service │ <text:s/>│ Report Service │ <text:s text:c="13"/>│ <text:s text:c="2"/>│</text:p>
      <text:p text:style-name="Preformatted_20_Text">│ <text:s/>│ <text:s/>│ <text:s/>/auth/* <text:s text:c="6"/>│ <text:s/>│ /tickets/* <text:s text:c="4"/>│ <text:s/>│ /reports/* <text:s text:c="4"/>│ <text:s text:c="13"/>│ <text:s text:c="2"/>│</text:p>
      <text:p text:style-name="Preformatted_20_Text">│ <text:s/>│ <text:s/>└────────────────┘ <text:s/>└────────────────┘ <text:s/>└────────────────┘ <text:s text:c="13"/>│ <text:s text:c="2"/>│</text:p>
      <text:p text:style-name="Preformatted_20_Text">│ <text:s/>│ <text:s/>┌────────────────┐ <text:s/>┌────────────────┐ <text:s/>┌────────────────┐ <text:s text:c="13"/>│ <text:s text:c="2"/>│</text:p>
      <text:p text:style-name="Preformatted_20_Text">│ <text:s/>│ <text:s/>│ Workflow Svc <text:s text:c="2"/>│ <text:s/>│ Notification <text:s text:c="2"/>│ <text:s/>│ <text:s/>User Service <text:s/>│ <text:s text:c="13"/>│ <text:s text:c="2"/>│</text:p>
      <text:p text:style-name="Preformatted_20_Text">│ <text:s/>│ <text:s/>│ /workflow/* <text:s text:c="3"/>│ <text:s/>│ /notify/* <text:s text:c="5"/>│ <text:s/>│ <text:s/>/users/* <text:s text:c="5"/>│ <text:s text:c="13"/>│ <text:s text:c="2"/>│</text:p>
      <text:p text:style-name="Preformatted_20_Text">│ <text:s/>│ <text:s/>└────────────────┘ <text:s/>└────────────────┘ <text:s/>└────────────────┘ <text:s text:c="13"/>│ <text:s text:c="2"/>│</text:p>
      <text:p text:style-name="Preformatted_20_Text">│ <text:s/>└──────────────────────────────────────────────────────────────────────────┘ <text:s text:c="2"/>│</text:p>
      <text:p text:style-name="Preformatted_20_Text">│ <text:s text:c="36"/>│ <text:s text:c="43"/>│</text:p>
      <text:p text:style-name="Preformatted_20_Text">│ <text:s/>┌──────────────────────────────────▼───────────────────────────────────────┐ <text:s text:c="2"/>│</text:p>
      <text:p text:style-name="Preformatted_20_Text">│ <text:s/>│ <text:s text:c="24"/>CAMUNDA ENGINE <text:s text:c="35"/>│ <text:s text:c="2"/>│</text:p>
      <text:p text:style-name="Preformatted_20_Text">│ <text:s/>│ <text:s text:c="4"/>• BPMN Process Engine <text:s text:c="3"/>• Task Management <text:s text:c="3"/>• History <text:s text:c="13"/>│ <text:s text:c="2"/>│</text:p>
      <text:p text:style-name="Preformatted_20_Text">│ <text:s/>└──────────────────────────────────────────────────────────────────────────┘ <text:s text:c="2"/>│</text:p>
      <text:p text:style-name="Preformatted_20_Text">│ <text:s text:c="36"/>│ <text:s text:c="43"/>│</text:p>
      <text:p text:style-name="Preformatted_20_Text">└─────────────────────────────────────┼───────────────────────────────────────────┘</text:p>
      <text:p text:style-name="Preformatted_20_Text"><text:s text:c="38"/>│</text:p>
      <text:p text:style-name="Preformatted_20_Text">┌─────────────────────────────────────┼───────────────────────────────────────────┐</text:p>
      <text:p text:style-name="Preformatted_20_Text">│ <text:s text:c="28"/>DATA ZONE <text:s text:c="43"/>│</text:p>
      <text:p text:style-name="Preformatted_20_Text">│ <text:s/>┌───────────────┐ <text:s/>┌───────────────┐ <text:s/>┌───────────────┐ <text:s/>┌───────────────┐ <text:s text:c="4"/>│</text:p>
      <text:p text:style-name="Preformatted_20_Text">│ <text:s/>│ <text:s/>PostgreSQL <text:s text:c="2"/>│ <text:s/>│ <text:s text:c="3"/>Redis <text:s text:c="5"/>│ <text:s/>│ Elasticsearch │ <text:s/>│ <text:s text:c="2"/>MinIO/S3 <text:s text:c="3"/>│ <text:s text:c="4"/>│</text:p>
      <text:p text:style-name="Preformatted_20_Text">│ <text:s/>│ <text:s/>(Primary) <text:s text:c="3"/>│ <text:s/>│ <text:s text:c="2"/>(Cache + <text:s text:c="3"/>│ <text:s/>│ <text:s text:c="2"/>(Logging) <text:s text:c="2"/>│ <text:s/>│ <text:s text:c="2"/>(Files) <text:s text:c="4"/>│ <text:s text:c="4"/>│</text:p>
      <text:p text:style-name="Preformatted_20_Text">│ <text:s/>│ <text:s text:c="14"/>│ <text:s/>│ <text:s text:c="3"/>Session) <text:s text:c="2"/>│ <text:s/>│ <text:s text:c="14"/>│ <text:s/>│ <text:s text:c="14"/>│ <text:s text:c="4"/>│</text:p>
      <text:p text:style-name="Preformatted_20_Text">│ <text:s/>└───────────────┘ <text:s/>└───────────────┘ <text:s/>└───────────────┘ <text:s/>└───────────────┘ <text:s text:c="4"/>│</text:p>
      <text:p text:style-name="P6">└─────────────────────────────────────────────────────────────────────────────────┘</text:p>
      <text:p text:style-name="Horizontal_20_Line"/>
      <text:h text:style-name="P2" text:outline-level="2"><text:soft-page-break/>2. Chi tiết từng Component</text:h>
      <text:h text:style-name="P3" text:outline-level="3">2.1 FRONTEND - Angular Admin Portal</text:h>
      <text:p text:style-name="P4">┌─────────────────────────────────────────────────────────────────┐</text:p>
      <text:p text:style-name="Preformatted_20_Text">│ <text:s text:c="19"/>ANGULAR ADMIN PORTAL <text:s text:c="25"/>│</text:p>
      <text:p text:style-name="Preformatted_20_Text">│ <text:s/>┌───────────────────────────────────────────────────────────┐ <text:s/>│</text:p>
      <text:p text:style-name="Preformatted_20_Text">│ <text:s/>│ <text:s text:c="20"/>Core Modules <text:s text:c="26"/>│ <text:s/>│</text:p>
      <text:p text:style-name="Preformatted_20_Text">│ <text:s/>│ <text:s/>┌─────────────┐ <text:s/>┌─────────────┐ <text:s/>┌─────────────┐ <text:s text:c="7"/>│ <text:s/>│</text:p>
      <text:p text:style-name="Preformatted_20_Text">│ <text:s/>│ <text:s/>│ Auth Module │ <text:s/>│ HTTP <text:s text:c="7"/>│ <text:s/>│ Guard <text:s text:c="6"/>│ <text:s text:c="7"/>│ <text:s/>│</text:p>
      <text:p text:style-name="Preformatted_20_Text">│ <text:s/>│ <text:s/>│ (Keycloak) <text:s/>│ <text:s/>│ Interceptor │ <text:s/>│ Services <text:s text:c="3"/>│ <text:s text:c="7"/>│ <text:s/>│</text:p>
      <text:p text:style-name="Preformatted_20_Text">│ <text:s/>│ <text:s/>└─────────────┘ <text:s/>└─────────────┘ <text:s/>└─────────────┘ <text:s text:c="7"/>│ <text:s/>│</text:p>
      <text:p text:style-name="Preformatted_20_Text">│ <text:s/>└───────────────────────────────────────────────────────────┘ <text:s/>│</text:p>
      <text:p text:style-name="Preformatted_20_Text">│ <text:s/>┌───────────────────────────────────────────────────────────┐ <text:s/>│</text:p>
      <text:p text:style-name="Preformatted_20_Text">│ <text:s/>│ <text:s text:c="18"/>Feature Modules <text:s text:c="25"/>│ <text:s/>│</text:p>
      <text:p text:style-name="Preformatted_20_Text">│ <text:s/>│ <text:s/>┌─────────────────┐ <text:s/>┌─────────────────┐ <text:s text:c="16"/>│ <text:s/>│</text:p>
      <text:p text:style-name="Preformatted_20_Text">│ <text:s/>│ <text:s/>│ <text:s/>Ticket Module <text:s/>│ <text:s/>│ <text:s/>Report Module <text:s/>│ <text:s text:c="16"/>│ <text:s/>│</text:p>
      <text:p text:style-name="Preformatted_20_Text">│ <text:s/>│ <text:s/>│ <text:s/>- Create <text:s text:c="6"/>│ <text:s/>│ <text:s/>- Dashboard <text:s text:c="3"/>│ <text:s text:c="16"/>│ <text:s/>│</text:p>
      <text:p text:style-name="Preformatted_20_Text">│ <text:s/>│ <text:s/>│ <text:s/>- List <text:s text:c="8"/>│ <text:s/>│ <text:s/>- Export PDF <text:s text:c="2"/>│ <text:s text:c="16"/>│ <text:s/>│</text:p>
      <text:p text:style-name="Preformatted_20_Text">│ <text:s/>│ <text:s/>│ <text:s/>- Detail <text:s text:c="6"/>│ <text:s/>│ <text:s/>- Export XLSX <text:s/>│ <text:s text:c="16"/>│ <text:s/>│</text:p>
      <text:p text:style-name="Preformatted_20_Text">│ <text:s/>│ <text:s/>│ <text:s/>- Approve <text:s text:c="5"/>│ <text:s/>│ <text:s text:c="16"/>│ <text:s text:c="16"/>│ <text:s/>│</text:p>
      <text:p text:style-name="Preformatted_20_Text">│ <text:s/>│ <text:s/>└─────────────────┘ <text:s/>└─────────────────┘ <text:s text:c="16"/>│ <text:s/>│</text:p>
      <text:p text:style-name="Preformatted_20_Text">│ <text:s/>│ <text:s/>┌─────────────────┐ <text:s/>┌─────────────────┐ <text:s text:c="16"/>│ <text:s/>│</text:p>
      <text:p text:style-name="Preformatted_20_Text">│ <text:s/>│ <text:s/>│ <text:s/>User Module <text:s text:c="3"/>│ <text:s/>│ <text:s/>Workflow Module│ <text:s text:c="16"/>│ <text:s/>│</text:p>
      <text:p text:style-name="Preformatted_20_Text">│ <text:s/>│ <text:s/>│ <text:s/>- Profile <text:s text:c="5"/>│ <text:s/>│ <text:s/>- Task List <text:s text:c="3"/>│ <text:s text:c="16"/>│ <text:s/>│</text:p>
      <text:p text:style-name="Preformatted_20_Text">│ <text:s/>│ <text:s/>│ <text:s/>- Management <text:s text:c="2"/>│ <text:s/>│ <text:s/>- Complete <text:s text:c="4"/>│ <text:s text:c="16"/>│ <text:s/>│</text:p>
      <text:p text:style-name="Preformatted_20_Text">│ <text:s/>│ <text:s/>└─────────────────┘ <text:s/>└─────────────────┘ <text:s text:c="16"/>│ <text:s/>│</text:p>
      <text:p text:style-name="Preformatted_20_Text">│ <text:s/>└───────────────────────────────────────────────────────────┘ <text:s/>│</text:p>
      <text:p text:style-name="P6">└─────────────────────────────────────────────────────────────────┘</text:p>
      <text:h text:style-name="P3" text:outline-level="3">2.2 KEYCLOAK - Authentication &amp; Authorization</text:h>
      <text:p text:style-name="P4">┌─────────────────────────────────────────────────────────────────┐</text:p>
      <text:p text:style-name="Preformatted_20_Text">│ <text:s text:c="24"/>KEYCLOAK <text:s text:c="32"/>│</text:p>
      <text:p text:style-name="Preformatted_20_Text">│ <text:s text:c="65"/>│</text:p>
      <text:p text:style-name="Preformatted_20_Text">│ <text:s/>┌─────────────────────────────────────────────────────────┐ <text:s text:c="3"/>│</text:p>
      <text:p text:style-name="Preformatted_20_Text">│ <text:s/>│ <text:s/>REALM: BANK_INTERNAL <text:s text:c="35"/>│ <text:s text:c="3"/>│</text:p>
      <text:p text:style-name="Preformatted_20_Text">│ <text:s/>│ <text:s/>┌─────────────────────────────────────────────────────┐│ <text:s text:c="3"/>│</text:p>
      <text:p text:style-name="Preformatted_20_Text">│ <text:s/>│ <text:s/>│ <text:s/>CLIENTS <text:s text:c="43"/>││ <text:s text:c="3"/>│</text:p>
      <text:p text:style-name="Preformatted_20_Text">│ <text:s/>│ <text:s/>│ <text:s/>┌────────────────┐ <text:s/>┌────────────────┐ <text:s text:c="11"/>││ <text:s text:c="3"/>│</text:p>
      <text:p text:style-name="Preformatted_20_Text">│ <text:s/>│ <text:s/>│ <text:s/>│ angular-portal │ <text:s/>│ spring-backend │ <text:s text:c="11"/>││ <text:s text:c="3"/>│</text:p>
      <text:p text:style-name="Preformatted_20_Text">│ <text:s/>│ <text:s/>│ <text:s/>│ (public) <text:s text:c="6"/>│ <text:s/>│ (confidential) │ <text:s text:c="11"/>││ <text:s text:c="3"/>│</text:p>
      <text:p text:style-name="Preformatted_20_Text">│ <text:s/>│ <text:s/>│ <text:s/>└────────────────┘ <text:s/>└────────────────┘ <text:s text:c="11"/>││ <text:s text:c="3"/>│</text:p>
      <text:p text:style-name="Preformatted_20_Text">│ <text:s/>│ <text:s/>└─────────────────────────────────────────────────────┘│ <text:s text:c="3"/>│</text:p>
      <text:p text:style-name="Preformatted_20_Text">│ <text:s/>│ <text:s/>┌─────────────────────────────────────────────────────┐│ <text:s text:c="3"/>│</text:p>
      <text:p text:style-name="Preformatted_20_Text">│ <text:s/>│ <text:s/>│ <text:s/>ROLES <text:s text:c="45"/>││ <text:s text:c="3"/>│</text:p>
      <text:p text:style-name="Preformatted_20_Text">│ <text:s/>│ <text:s/>│ <text:s/>• ROLE_USER (Maker) - Tạo ticket <text:s text:c="17"/>││ <text:s text:c="3"/>│</text:p>
      <text:p text:style-name="Preformatted_20_Text">│ <text:s/>│ <text:s/>│ <text:s/>• ROLE_CHECKER - Duyệt ticket <text:s text:c="20"/>││ <text:s text:c="3"/>│</text:p>
      <text:p text:style-name="Preformatted_20_Text">│ <text:s/>│ <text:s/>│ <text:s/>• ROLE_PROCESSOR - Xử lý ticket <text:s text:c="18"/>││ <text:s text:c="3"/>│</text:p>
      <text:p text:style-name="Preformatted_20_Text">│ <text:s/>│ <text:s/>│ <text:s/>• ROLE_ADMIN - Quản trị hệ thống <text:s text:c="17"/>││ <text:s text:c="3"/>│</text:p>
      <text:p text:style-name="Preformatted_20_Text">│ <text:s/>│ <text:s/>└─────────────────────────────────────────────────────┘│ <text:s text:c="3"/>│</text:p>
      <text:p text:style-name="Preformatted_20_Text">│ <text:s/>│ <text:s/>┌─────────────────────────────────────────────────────┐│ <text:s text:c="3"/>│</text:p>
      <text:p text:style-name="Preformatted_20_Text">│ <text:s/>│ <text:s/>│ <text:s/>USER FEDERATION <text:s text:c="35"/>││ <text:s text:c="3"/>│</text:p>
      <text:p text:style-name="Preformatted_20_Text">│ <text:s/>│ <text:s/>│ <text:s/>┌─────────────────┐ <text:s/>┌─────────────────┐ <text:s text:c="9"/>││ <text:s text:c="3"/>│</text:p>
      <text:p text:style-name="Preformatted_20_Text">│ <text:s/>│ <text:s/>│ <text:s/>│ Custom Provider │ <text:s/>│ LDAP Provider <text:s text:c="2"/>│ <text:s text:c="9"/>││ <text:s text:c="3"/>│</text:p>
      <text:p text:style-name="Preformatted_20_Text">│ <text:s/>│ <text:s/>│ <text:s/>│ (PostgreSQL) <text:s text:c="3"/>│ <text:s/>│ (HR System) <text:s text:c="4"/>│ <text:s text:c="9"/>││ <text:s text:c="3"/>│</text:p>
      <text:p text:style-name="Preformatted_20_Text">│ <text:s/>│ <text:s/>│ <text:s/>└─────────────────┘ <text:s/>└─────────────────┘ <text:s text:c="9"/>││ <text:s text:c="3"/>│</text:p>
      <text:p text:style-name="Preformatted_20_Text">│ <text:s/>│ <text:s/>└─────────────────────────────────────────────────────┘│ <text:s text:c="3"/>│</text:p>
      <text:p text:style-name="Preformatted_20_Text">│ <text:s/>└─────────────────────────────────────────────────────────┘ <text:s text:c="3"/>│</text:p>
      <text:p text:style-name="P6">└─────────────────────────────────────────────────────────────────┘</text:p>
      <text:h text:style-name="P3" text:outline-level="3"><text:soft-page-break/>2.3 SPRING BOOT - Microservices Architecture</text:h>
      <text:p text:style-name="P4">┌─────────────────────────────────────────────────────────────────┐</text:p>
      <text:p text:style-name="Preformatted_20_Text">│ <text:s text:c="17"/>SPRING BOOT SERVICES <text:s text:c="27"/>│</text:p>
      <text:p text:style-name="Preformatted_20_Text">│ <text:s text:c="65"/>│</text:p>
      <text:p text:style-name="Preformatted_20_Text">│ <text:s/>┌─────────────────────────────────────────────────────────┐ <text:s text:c="3"/>│</text:p>
      <text:p text:style-name="Preformatted_20_Text">│ <text:s/>│ <text:s/>COMMON LAYER (Shared) <text:s text:c="34"/>│ <text:s text:c="3"/>│</text:p>
      <text:p text:style-name="Preformatted_20_Text">│ <text:s/>│ <text:s/>• Spring Security + Keycloak Adapter <text:s text:c="18"/>│ <text:s text:c="3"/>│</text:p>
      <text:p text:style-name="Preformatted_20_Text">│ <text:s/>│ <text:s/>• JWT Token Validation <text:s text:c="32"/>│ <text:s text:c="3"/>│</text:p>
      <text:p text:style-name="Preformatted_20_Text">│ <text:s/>│ <text:s/>• Audit Logging (AOP) <text:s text:c="33"/>│ <text:s text:c="3"/>│</text:p>
      <text:p text:style-name="Preformatted_20_Text">│ <text:s/>│ <text:s/>• Exception Handler <text:s text:c="35"/>│ <text:s text:c="3"/>│</text:p>
      <text:p text:style-name="Preformatted_20_Text">│ <text:s/>│ <text:s/>• Redis Cache Config <text:s text:c="34"/>│ <text:s text:c="3"/>│</text:p>
      <text:p text:style-name="Preformatted_20_Text">│ <text:s/>└─────────────────────────────────────────────────────────┘ <text:s text:c="3"/>│</text:p>
      <text:p text:style-name="Preformatted_20_Text">│ <text:s text:c="65"/>│</text:p>
      <text:p text:style-name="Preformatted_20_Text">│ <text:s/>┌──────────────────┐ <text:s/>┌──────────────────┐ <text:s text:c="20"/>│</text:p>
      <text:p text:style-name="Preformatted_20_Text">│ <text:s/>│ <text:s/>TICKET SERVICE <text:s/>│ <text:s/>│ <text:s/>REPORT SERVICE <text:s/>│ <text:s text:c="20"/>│</text:p>
      <text:p text:style-name="Preformatted_20_Text">│ <text:s/>│ <text:s/>────────────── <text:s/>│ <text:s/>│ <text:s/>────────────── <text:s/>│ <text:s text:c="20"/>│</text:p>
      <text:p text:style-name="Preformatted_20_Text">│ <text:s/>│ <text:s/>POST /tickets <text:s text:c="2"/>│ <text:s/>│ <text:s/>GET /reports/ <text:s text:c="2"/>│ <text:s text:c="20"/>│</text:p>
      <text:p text:style-name="Preformatted_20_Text">│ <text:s/>│ <text:s/>GET <text:s/>/tickets <text:s text:c="2"/>│ <text:s/>│ <text:s text:c="5"/>tickets/pdf │ <text:s text:c="20"/>│</text:p>
      <text:p text:style-name="Preformatted_20_Text">│ <text:s/>│ <text:s/>PUT <text:s/>/tickets <text:s text:c="2"/>│ <text:s/>│ <text:s/>GET /reports/ <text:s text:c="2"/>│ <text:s text:c="20"/>│</text:p>
      <text:p text:style-name="Preformatted_20_Text">│ <text:s/>│ <text:s/>DELETE /tickets │ <text:s/>│ <text:s text:c="5"/>tickets/xlsx│ <text:s text:c="20"/>│</text:p>
      <text:p text:style-name="Preformatted_20_Text">│ <text:s/>│ <text:s/>────────────── <text:s/>│ <text:s/>│ <text:s/>────────────── <text:s/>│ <text:s text:c="20"/>│</text:p>
      <text:p text:style-name="Preformatted_20_Text">│ <text:s/>│ <text:s/>JPA Repository <text:s/>│ <text:s/>│ <text:s/>Jasper Reports <text:s/>│ <text:s text:c="20"/>│</text:p>
      <text:p text:style-name="Preformatted_20_Text">│ <text:s/>│ <text:s/>Redis Cache <text:s text:c="4"/>│ <text:s/>│ <text:s/>Template Engine │ <text:s text:c="20"/>│</text:p>
      <text:p text:style-name="Preformatted_20_Text">│ <text:s/>└──────────────────┘ <text:s/>└──────────────────┘ <text:s text:c="20"/>│</text:p>
      <text:p text:style-name="Preformatted_20_Text">│ <text:s text:c="65"/>│</text:p>
      <text:p text:style-name="Preformatted_20_Text">│ <text:s/>┌──────────────────┐ <text:s/>┌──────────────────┐ <text:s text:c="20"/>│</text:p>
      <text:p text:style-name="Preformatted_20_Text">│ <text:s/>│ WORKFLOW SERVICE │ <text:s/>│ <text:s/>NOTIFY SERVICE <text:s/>│ <text:s text:c="20"/>│</text:p>
      <text:p text:style-name="Preformatted_20_Text">│ <text:s/>│ <text:s/>────────────── <text:s/>│ <text:s/>│ <text:s/>────────────── <text:s/>│ <text:s text:c="20"/>│</text:p>
      <text:p text:style-name="Preformatted_20_Text">│ <text:s/>│ <text:s/>POST /workflow/ │ <text:s/>│ <text:s/>POST /notify/ <text:s text:c="2"/>│ <text:s text:c="20"/>│</text:p>
      <text:p text:style-name="Preformatted_20_Text">│ <text:s/>│ <text:s text:c="6"/>start <text:s text:c="5"/>│ <text:s/>│ <text:s text:c="6"/>email <text:s text:c="5"/>│ <text:s text:c="20"/>│</text:p>
      <text:p text:style-name="Preformatted_20_Text">│ <text:s/>│ <text:s/>POST /workflow/ │ <text:s/>│ <text:s/>POST /notify/ <text:s text:c="2"/>│ <text:s text:c="20"/>│</text:p>
      <text:p text:style-name="Preformatted_20_Text">│ <text:s/>│ <text:s text:c="6"/>complete <text:s text:c="2"/>│ <text:s/>│ <text:s text:c="6"/>sms <text:s text:c="7"/>│ <text:s text:c="20"/>│</text:p>
      <text:p text:style-name="Preformatted_20_Text">│ <text:s/>│ <text:s/>GET <text:s/>/workflow/ │ <text:s/>│ <text:s/>────────────── <text:s/>│ <text:s text:c="20"/>│</text:p>
      <text:p text:style-name="Preformatted_20_Text">│ <text:s/>│ <text:s text:c="6"/>tasks <text:s text:c="5"/>│ <text:s/>│ <text:s/>SMTP Client <text:s text:c="4"/>│ <text:s text:c="20"/>│</text:p>
      <text:p text:style-name="Preformatted_20_Text">│ <text:s/>│ <text:s/>────────────── <text:s/>│ <text:s/>│ <text:s/>Template Engine │ <text:s text:c="20"/>│</text:p>
      <text:p text:style-name="Preformatted_20_Text">│ <text:s/>│ <text:s/>Camunda Client <text:s/>│ <text:s/>│ <text:s text:c="17"/>│ <text:s text:c="20"/>│</text:p>
      <text:p text:style-name="Preformatted_20_Text">│ <text:s/>│ <text:s/>Java Delegate <text:s text:c="2"/>│ <text:s/>│ <text:s text:c="17"/>│ <text:s text:c="20"/>│</text:p>
      <text:p text:style-name="Preformatted_20_Text">│ <text:s/>└──────────────────┘ <text:s/>└──────────────────┘ <text:s text:c="20"/>│</text:p>
      <text:p text:style-name="P6">└─────────────────────────────────────────────────────────────────┘</text:p>
      <text:p text:style-name="Horizontal_20_Line"/>
      <text:h text:style-name="P2" text:outline-level="2">3. WORKFLOW - Camunda BPMN Detail</text:h>
      <text:p text:style-name="P4">┌─────────────────────────────────────────────────────────────────┐</text:p>
      <text:p text:style-name="Preformatted_20_Text">│ <text:s text:c="19"/>TICKET WORKFLOW BPMN <text:s text:c="25"/>│</text:p>
      <text:p text:style-name="Preformatted_20_Text">│ <text:s text:c="65"/>│</text:p>
      <text:p text:style-name="Preformatted_20_Text">│ <text:s/>┌─────┐ <text:s text:c="3"/>┌──────────────┐ <text:s text:c="3"/>┌──────────────┐ <text:s text:c="15"/>│</text:p>
      <text:p text:style-name="Preformatted_20_Text">│ <text:s/>│Start│───▶│ <text:s/>User Task: <text:s/>│───▶│ <text:s/>User Task: <text:s/>│ <text:s text:c="15"/>│</text:p>
      <text:p text:style-name="Preformatted_20_Text">│ <text:s/>│Event│ <text:s text:c="3"/>│ Create Ticket│ <text:s text:c="3"/>│Review Ticket │ <text:s text:c="15"/>│</text:p>
      <text:p text:style-name="Preformatted_20_Text">│ <text:s/>└─────┘ <text:s text:c="3"/>│ <text:s/>(Maker) <text:s text:c="4"/>│ <text:s text:c="3"/>│ <text:s/>(Checker) <text:s text:c="2"/>│ <text:s text:c="15"/>│</text:p>
      <text:p text:style-name="Preformatted_20_Text">│ <text:s text:c="12"/>└──────────────┘ <text:s text:c="3"/>└──────┬───────┘ <text:s text:c="15"/>│</text:p>
      <text:p text:style-name="Preformatted_20_Text">│ <text:s text:c="39"/>│ <text:s text:c="24"/>│</text:p>
      <text:p text:style-name="Preformatted_20_Text">│ <text:s text:c="27"/>┌───────────┴───────────┐ <text:s text:c="11"/>│</text:p>
      <text:p text:style-name="Preformatted_20_Text">│ <text:s text:c="27"/>▼ <text:s text:c="22"/>▼ <text:s text:c="11"/>│</text:p>
      <text:p text:style-name="Preformatted_20_Text">│ <text:s text:c="19"/>┌──────────────┐ <text:s text:c="7"/>┌──────────────┐ <text:s text:c="4"/>│</text:p>
      <text:p text:style-name="Preformatted_20_Text">│ <text:s text:c="19"/>│ <text:s/>Approved? <text:s text:c="2"/>│ <text:s text:c="7"/>│ <text:s text:c="2"/>Rejected <text:s text:c="2"/>│ <text:s text:c="4"/>│</text:p>
      <text:p text:style-name="Preformatted_20_Text">│ <text:s text:c="19"/>│ <text:s text:c="3"/>YES <text:s text:c="6"/>│ <text:s text:c="7"/>│ <text:s text:c="3"/>Gateway <text:s text:c="2"/>│ <text:s text:c="4"/>│</text:p>
      <text:p text:style-name="Preformatted_20_Text">│ <text:s text:c="19"/>└──────┬───────┘ <text:s text:c="7"/>└──────┬───────┘ <text:s text:c="4"/>│</text:p>
      <text:p text:style-name="Preformatted_20_Text">│ <text:s text:c="26"/>│ <text:s text:c="22"/>│ <text:s text:c="13"/>│</text:p>
      <text:p text:style-name="Preformatted_20_Text">│ <text:s text:c="26"/>▼ <text:s text:c="22"/>▼ <text:s text:c="13"/>│</text:p>
      <text:p text:style-name="Preformatted_20_Text"><text:soft-page-break/>│ <text:s text:c="19"/>┌──────────────┐ <text:s text:c="7"/>┌──────────────┐ <text:s text:c="4"/>│</text:p>
      <text:p text:style-name="Preformatted_20_Text">│ <text:s text:c="19"/>│ Service Task │ <text:s text:c="7"/>│ Service Task │ <text:s text:c="4"/>│</text:p>
      <text:p text:style-name="Preformatted_20_Text">│ <text:s text:c="19"/>│ Assign to <text:s text:c="3"/>│ <text:s text:c="7"/>│ Send Reject <text:s/>│ <text:s text:c="4"/>│</text:p>
      <text:p text:style-name="Preformatted_20_Text">│ <text:s text:c="19"/>│ Processor <text:s text:c="3"/>│ <text:s text:c="7"/>│ Notification │ <text:s text:c="4"/>│</text:p>
      <text:p text:style-name="Preformatted_20_Text">│ <text:s text:c="19"/>└──────┬───────┘ <text:s text:c="7"/>└──────┬───────┘ <text:s text:c="4"/>│</text:p>
      <text:p text:style-name="Preformatted_20_Text">│ <text:s text:c="26"/>│ <text:s text:c="22"/>│ <text:s text:c="13"/>│</text:p>
      <text:p text:style-name="Preformatted_20_Text">│ <text:s text:c="26"/>▼ <text:s text:c="22"/>▼ <text:s text:c="13"/>│</text:p>
      <text:p text:style-name="Preformatted_20_Text">│ <text:s text:c="19"/>┌──────────────┐ <text:s text:c="7"/>┌─────┐ <text:s text:c="13"/>│</text:p>
      <text:p text:style-name="Preformatted_20_Text">│ <text:s text:c="19"/>│ <text:s/>User Task: <text:s/>│ <text:s text:c="7"/>│ End │ <text:s text:c="13"/>│</text:p>
      <text:p text:style-name="Preformatted_20_Text">│ <text:s text:c="19"/>│Process Ticket│ <text:s text:c="7"/>│Event│ <text:s text:c="13"/>│</text:p>
      <text:p text:style-name="Preformatted_20_Text">│ <text:s text:c="19"/>│ (Processor) <text:s/>│ <text:s text:c="7"/>└─────┘ <text:s text:c="13"/>│</text:p>
      <text:p text:style-name="Preformatted_20_Text">│ <text:s text:c="19"/>└──────┬───────┘ <text:s text:c="28"/>│</text:p>
      <text:p text:style-name="Preformatted_20_Text">│ <text:s text:c="26"/>│ <text:s text:c="37"/>│</text:p>
      <text:p text:style-name="Preformatted_20_Text">│ <text:s text:c="26"/>▼ <text:s text:c="37"/>│</text:p>
      <text:p text:style-name="Preformatted_20_Text">│ <text:s text:c="19"/>┌──────────────┐ <text:s text:c="28"/>│</text:p>
      <text:p text:style-name="Preformatted_20_Text">│ <text:s text:c="19"/>│ Service Task │ <text:s text:c="28"/>│</text:p>
      <text:p text:style-name="Preformatted_20_Text">│ <text:s text:c="19"/>│Send Complete │ <text:s text:c="28"/>│</text:p>
      <text:p text:style-name="Preformatted_20_Text">│ <text:s text:c="19"/>│ Notification │ <text:s text:c="28"/>│</text:p>
      <text:p text:style-name="Preformatted_20_Text">│ <text:s text:c="19"/>└──────┬───────┘ <text:s text:c="28"/>│</text:p>
      <text:p text:style-name="Preformatted_20_Text">│ <text:s text:c="26"/>│ <text:s text:c="37"/>│</text:p>
      <text:p text:style-name="Preformatted_20_Text">│ <text:s text:c="26"/>▼ <text:s text:c="37"/>│</text:p>
      <text:p text:style-name="Preformatted_20_Text">│ <text:s text:c="19"/>┌──────────────┐ <text:s text:c="3"/>┌─────┐ <text:s text:c="17"/>│</text:p>
      <text:p text:style-name="Preformatted_20_Text">│ <text:s text:c="19"/>│ Service Task │───▶│ End │ <text:s text:c="17"/>│</text:p>
      <text:p text:style-name="Preformatted_20_Text">│ <text:s text:c="19"/>│ Close Ticket │ <text:s text:c="3"/>│Event│ <text:s text:c="17"/>│</text:p>
      <text:p text:style-name="Preformatted_20_Text">│ <text:s text:c="19"/>└──────────────┘ <text:s text:c="3"/>└─────┘ <text:s text:c="17"/>│</text:p>
      <text:p text:style-name="P6">└─────────────────────────────────────────────────────────────────┘</text:p>
      <text:p text:style-name="Horizontal_20_Line"/>
      <text:h text:style-name="P2" text:outline-level="2">4. DATABASE SCHEMA</text:h>
      <text:p text:style-name="P4"><text:span text:style-name="Source_20_Text">-- =====================================================</text:span></text:p>
      <text:p text:style-name="P4"><text:span text:style-name="Source_20_Text">-- CORE TABLES</text:span></text:p>
      <text:p text:style-name="P4"><text:span text:style-name="Source_20_Text">-- =====================================================</text:span></text:p>
      <text:p text:style-name="P4"/>
      <text:p text:style-name="P4"><text:span text:style-name="Source_20_Text">-- Departments</text:span></text:p>
      <text:p text:style-name="P4"><text:span text:style-name="Source_20_Text">CREATE TABLE departments (</text:span></text:p>
      <text:p text:style-name="P4"><text:span text:style-name="Source_20_Text"><text:s text:c="4"/>id <text:s text:c="13"/>UUID PRIMARY KEY DEFAULT gen_random_uuid(),</text:span></text:p>
      <text:p text:style-name="P4"><text:span text:style-name="Source_20_Text"><text:s text:c="4"/>code <text:s text:c="11"/>VARCHAR(20) UNIQUE NOT NULL,</text:span></text:p>
      <text:p text:style-name="P4"><text:span text:style-name="Source_20_Text"><text:s text:c="4"/>name <text:s text:c="11"/>VARCHAR(100) NOT NULL,</text:span></text:p>
      <text:p text:style-name="P4"><text:span text:style-name="Source_20_Text"><text:s text:c="4"/>parent_id <text:s text:c="6"/>UUID REFERENCES departments(id),</text:span></text:p>
      <text:p text:style-name="P4"><text:span text:style-name="Source_20_Text"><text:s text:c="4"/>created_at <text:s text:c="5"/>TIMESTAMP DEFAULT CURRENT_TIMESTAMP,</text:span></text:p>
      <text:p text:style-name="P4"><text:span text:style-name="Source_20_Text"><text:s text:c="4"/>updated_at <text:s text:c="5"/>TIMESTAMP DEFAULT CURRENT_TIMESTAMP</text:span></text:p>
      <text:p text:style-name="P4"><text:span text:style-name="Source_20_Text">);</text:span></text:p>
      <text:p text:style-name="P4"/>
      <text:p text:style-name="P4"><text:span text:style-name="Source_20_Text">-- Users (Sync from Keycloak)</text:span></text:p>
      <text:p text:style-name="P4"><text:span text:style-name="Source_20_Text">CREATE TABLE users (</text:span></text:p>
      <text:p text:style-name="P4"><text:span text:style-name="Source_20_Text"><text:s text:c="4"/>id <text:s text:c="13"/>UUID PRIMARY KEY, <text:s/>-- Same as Keycloak user ID</text:span></text:p>
      <text:p text:style-name="P4"><text:span text:style-name="Source_20_Text"><text:s text:c="4"/>employee_code <text:s text:c="2"/>VARCHAR(20) UNIQUE NOT NULL,</text:span></text:p>
      <text:p text:style-name="P4"><text:span text:style-name="Source_20_Text"><text:s text:c="4"/>username <text:s text:c="7"/>VARCHAR(50) UNIQUE NOT NULL,</text:span></text:p>
      <text:p text:style-name="P4"><text:span text:style-name="Source_20_Text"><text:s text:c="4"/>email <text:s text:c="10"/>VARCHAR(100) NOT NULL,</text:span></text:p>
      <text:p text:style-name="P4"><text:span text:style-name="Source_20_Text"><text:s text:c="4"/>full_name <text:s text:c="6"/>VARCHAR(100) NOT NULL,</text:span></text:p>
      <text:p text:style-name="P4"><text:span text:style-name="Source_20_Text"><text:s text:c="4"/>department_id <text:s text:c="2"/>UUID REFERENCES departments(id),</text:span></text:p>
      <text:p text:style-name="P4"><text:span text:style-name="Source_20_Text"><text:s text:c="4"/>phone <text:s text:c="10"/>VARCHAR(20),</text:span></text:p>
      <text:p text:style-name="P4"><text:span text:style-name="Source_20_Text"><text:s text:c="4"/>is_active <text:s text:c="6"/>BOOLEAN DEFAULT TRUE,</text:span></text:p>
      <text:p text:style-name="P4"><text:span text:style-name="Source_20_Text"><text:s text:c="4"/>created_at <text:s text:c="5"/>TIMESTAMP DEFAULT CURRENT_TIMESTAMP,</text:span></text:p>
      <text:p text:style-name="P4"><text:span text:style-name="Source_20_Text"><text:s text:c="4"/>updated_at <text:s text:c="5"/>TIMESTAMP DEFAULT CURRENT_TIMESTAMP</text:span></text:p>
      <text:p text:style-name="P4"><text:span text:style-name="Source_20_Text">);</text:span></text:p>
      <text:p text:style-name="P4"/>
      <text:p text:style-name="P4"><text:span text:style-name="Source_20_Text">-- User Roles (Dynamic Permission)</text:span></text:p>
      <text:p text:style-name="P4"><text:span text:style-name="Source_20_Text">CREATE TABLE user_roles (</text:span></text:p>
      <text:p text:style-name="P4"><text:span text:style-name="Source_20_Text"><text:s text:c="4"/>id <text:s text:c="13"/>UUID PRIMARY KEY DEFAULT gen_random_uuid(),</text:span></text:p>
      <text:p text:style-name="P4"><text:soft-page-break/><text:span text:style-name="Source_20_Text"><text:s text:c="4"/>user_id <text:s text:c="8"/>UUID REFERENCES users(id) ON DELETE CASCADE,</text:span></text:p>
      <text:p text:style-name="P4"><text:span text:style-name="Source_20_Text"><text:s text:c="4"/>role_code <text:s text:c="6"/>VARCHAR(50) NOT NULL, <text:s/>-- ROLE_USER, ROLE_CHECKER, ROLE_ADMIN</text:span></text:p>
      <text:p text:style-name="P4"><text:span text:style-name="Source_20_Text"><text:s text:c="4"/>department_id <text:s text:c="2"/>UUID REFERENCES departments(id), <text:s/>-- Phạm vi quyền theo phòng ban</text:span></text:p>
      <text:p text:style-name="P4"><text:span text:style-name="Source_20_Text"><text:s text:c="4"/>is_active <text:s text:c="6"/>BOOLEAN DEFAULT TRUE,</text:span></text:p>
      <text:p text:style-name="P4"><text:span text:style-name="Source_20_Text"><text:s text:c="4"/>created_at <text:s text:c="5"/>TIMESTAMP DEFAULT CURRENT_TIMESTAMP,</text:span></text:p>
      <text:p text:style-name="P4"><text:span text:style-name="Source_20_Text"><text:s text:c="4"/>UNIQUE(user_id, role_code, department_id)</text:span></text:p>
      <text:p text:style-name="P4"><text:span text:style-name="Source_20_Text">);</text:span></text:p>
      <text:p text:style-name="P4"/>
      <text:p text:style-name="P4"><text:span text:style-name="Source_20_Text">-- =====================================================</text:span></text:p>
      <text:p text:style-name="P4"><text:span text:style-name="Source_20_Text">-- TICKET TABLES</text:span></text:p>
      <text:p text:style-name="P4"><text:span text:style-name="Source_20_Text">-- =====================================================</text:span></text:p>
      <text:p text:style-name="P4"/>
      <text:p text:style-name="P4"><text:span text:style-name="Source_20_Text">-- Ticket Categories</text:span></text:p>
      <text:p text:style-name="P4"><text:span text:style-name="Source_20_Text">CREATE TABLE ticket_categories (</text:span></text:p>
      <text:p text:style-name="P4"><text:span text:style-name="Source_20_Text"><text:s text:c="4"/>id <text:s text:c="13"/>UUID PRIMARY KEY DEFAULT gen_random_uuid(),</text:span></text:p>
      <text:p text:style-name="P4"><text:span text:style-name="Source_20_Text"><text:s text:c="4"/>code <text:s text:c="11"/>VARCHAR(20) UNIQUE NOT NULL,</text:span></text:p>
      <text:p text:style-name="P4"><text:span text:style-name="Source_20_Text"><text:s text:c="4"/>name <text:s text:c="11"/>VARCHAR(100) NOT NULL,</text:span></text:p>
      <text:p text:style-name="P4"><text:span text:style-name="Source_20_Text"><text:s text:c="4"/>description <text:s text:c="4"/>TEXT,</text:span></text:p>
      <text:p text:style-name="P4"><text:span text:style-name="Source_20_Text"><text:s text:c="4"/>sla_hours <text:s text:c="6"/>INTEGER DEFAULT 24, <text:s/>-- SLA in hours</text:span></text:p>
      <text:p text:style-name="P4"><text:span text:style-name="Source_20_Text"><text:s text:c="4"/>is_active <text:s text:c="6"/>BOOLEAN DEFAULT TRUE</text:span></text:p>
      <text:p text:style-name="P4"><text:span text:style-name="Source_20_Text">);</text:span></text:p>
      <text:p text:style-name="P4"/>
      <text:p text:style-name="P4"><text:span text:style-name="Source_20_Text">-- Tickets</text:span></text:p>
      <text:p text:style-name="P4"><text:span text:style-name="Source_20_Text">CREATE TABLE tickets (</text:span></text:p>
      <text:p text:style-name="P4"><text:span text:style-name="Source_20_Text"><text:s text:c="4"/>id <text:s text:c="13"/>UUID PRIMARY KEY DEFAULT gen_random_uuid(),</text:span></text:p>
      <text:p text:style-name="P4"><text:span text:style-name="Source_20_Text"><text:s text:c="4"/>ticket_number <text:s text:c="2"/>VARCHAR(20) UNIQUE NOT NULL, <text:s/>-- TKT-2024-000001</text:span></text:p>
      <text:p text:style-name="P4"><text:span text:style-name="Source_20_Text"><text:s text:c="4"/>title <text:s text:c="10"/>VARCHAR(200) NOT NULL,</text:span></text:p>
      <text:p text:style-name="P4"><text:span text:style-name="Source_20_Text"><text:s text:c="4"/>description <text:s text:c="4"/>TEXT,</text:span></text:p>
      <text:p text:style-name="P4"><text:span text:style-name="Source_20_Text"><text:s text:c="4"/>category_id <text:s text:c="4"/>UUID REFERENCES ticket_categories(id),</text:span></text:p>
      <text:p text:style-name="P4"><text:span text:style-name="Source_20_Text"><text:s text:c="4"/>priority <text:s text:c="7"/>VARCHAR(20) DEFAULT 'MEDIUM', <text:s/>-- LOW, MEDIUM, HIGH, CRITICAL</text:span></text:p>
      <text:p text:style-name="P4"><text:span text:style-name="Source_20_Text"><text:s text:c="4"/>status <text:s text:c="9"/>VARCHAR(20) DEFAULT 'DRAFT', <text:s text:c="2"/>-- DRAFT, PENDING_APPROVAL, APPROVED, REJECTED, IN_PROGRESS, COMPLETED, CLOSED</text:span></text:p>
      <text:p text:style-name="P4"><text:span text:style-name="Source_20_Text"><text:s text:c="4"/></text:span></text:p>
      <text:p text:style-name="P4"><text:span text:style-name="Source_20_Text"><text:s text:c="4"/>-- Maker-Checker</text:span></text:p>
      <text:p text:style-name="P4"><text:span text:style-name="Source_20_Text"><text:s text:c="4"/>created_by <text:s text:c="5"/>UUID REFERENCES users(id), <text:s text:c="4"/>-- Maker</text:span></text:p>
      <text:p text:style-name="P4"><text:span text:style-name="Source_20_Text"><text:s text:c="4"/>approved_by <text:s text:c="4"/>UUID REFERENCES users(id), <text:s text:c="4"/>-- Checker</text:span></text:p>
      <text:p text:style-name="P4"><text:span text:style-name="Source_20_Text"><text:s text:c="4"/>processed_by <text:s text:c="3"/>UUID REFERENCES users(id), <text:s text:c="4"/>-- Processor</text:span></text:p>
      <text:p text:style-name="P4"><text:span text:style-name="Source_20_Text"><text:s text:c="4"/></text:span></text:p>
      <text:p text:style-name="P4"><text:span text:style-name="Source_20_Text"><text:s text:c="4"/>-- Workflow</text:span></text:p>
      <text:p text:style-name="P4"><text:span text:style-name="Source_20_Text"><text:s text:c="4"/>process_instance_id VARCHAR(100), <text:s text:c="13"/>-- Camunda Process Instance ID</text:span></text:p>
      <text:p text:style-name="P4"><text:span text:style-name="Source_20_Text"><text:s text:c="4"/></text:span></text:p>
      <text:p text:style-name="P4"><text:span text:style-name="Source_20_Text"><text:s text:c="4"/>-- Timestamps</text:span></text:p>
      <text:p text:style-name="P4"><text:span text:style-name="Source_20_Text"><text:s text:c="4"/>created_at <text:s text:c="5"/>TIMESTAMP DEFAULT CURRENT_TIMESTAMP,</text:span></text:p>
      <text:p text:style-name="P4"><text:span text:style-name="Source_20_Text"><text:s text:c="4"/>approved_at <text:s text:c="4"/>TIMESTAMP,</text:span></text:p>
      <text:p text:style-name="P4"><text:span text:style-name="Source_20_Text"><text:s text:c="4"/>started_at <text:s text:c="5"/>TIMESTAMP,</text:span></text:p>
      <text:p text:style-name="P4"><text:span text:style-name="Source_20_Text"><text:s text:c="4"/>completed_at <text:s text:c="3"/>TIMESTAMP,</text:span></text:p>
      <text:p text:style-name="P4"><text:span text:style-name="Source_20_Text"><text:s text:c="4"/>closed_at <text:s text:c="6"/>TIMESTAMP,</text:span></text:p>
      <text:p text:style-name="P4"><text:span text:style-name="Source_20_Text"><text:s text:c="4"/>sla_deadline <text:s text:c="3"/>TIMESTAMP,</text:span></text:p>
      <text:p text:style-name="P4"><text:span text:style-name="Source_20_Text"><text:s text:c="4"/></text:span></text:p>
      <text:p text:style-name="P4"><text:span text:style-name="Source_20_Text"><text:s text:c="4"/>-- Audit</text:span></text:p>
      <text:p text:style-name="P4"><text:span text:style-name="Source_20_Text"><text:s text:c="4"/>updated_at <text:s text:c="5"/>TIMESTAMP DEFAULT CURRENT_TIMESTAMP,</text:span></text:p>
      <text:p text:style-name="P4"><text:span text:style-name="Source_20_Text"><text:s text:c="4"/>version <text:s text:c="8"/>INTEGER DEFAULT 0</text:span></text:p>
      <text:p text:style-name="P4"><text:span text:style-name="Source_20_Text">);</text:span></text:p>
      <text:p text:style-name="P4"/>
      <text:p text:style-name="P4"><text:span text:style-name="Source_20_Text">-- Ticket Attachments</text:span></text:p>
      <text:p text:style-name="P4"><text:span text:style-name="Source_20_Text">CREATE TABLE ticket_attachments (</text:span></text:p>
      <text:p text:style-name="P4"><text:span text:style-name="Source_20_Text"><text:s text:c="4"/>id <text:s text:c="13"/>UUID PRIMARY KEY DEFAULT gen_random_uuid(),</text:span></text:p>
      <text:p text:style-name="P4"><text:span text:style-name="Source_20_Text"><text:s text:c="4"/>ticket_id <text:s text:c="6"/>UUID REFERENCES tickets(id) ON DELETE CASCADE,</text:span></text:p>
      <text:p text:style-name="P4"><text:span text:style-name="Source_20_Text"><text:s text:c="4"/>file_name <text:s text:c="6"/>VARCHAR(255) NOT NULL,</text:span></text:p>
      <text:p text:style-name="P4"><text:span text:style-name="Source_20_Text"><text:s text:c="4"/>file_path <text:s text:c="6"/>VARCHAR(500) NOT NULL,</text:span></text:p>
      <text:p text:style-name="P4"><text:soft-page-break/><text:span text:style-name="Source_20_Text"><text:s text:c="4"/>file_size <text:s text:c="6"/>BIGINT,</text:span></text:p>
      <text:p text:style-name="P4"><text:span text:style-name="Source_20_Text"><text:s text:c="4"/>mime_type <text:s text:c="6"/>VARCHAR(100),</text:span></text:p>
      <text:p text:style-name="P4"><text:span text:style-name="Source_20_Text"><text:s text:c="4"/>uploaded_by <text:s text:c="4"/>UUID REFERENCES users(id),</text:span></text:p>
      <text:p text:style-name="P4"><text:span text:style-name="Source_20_Text"><text:s text:c="4"/>uploaded_at <text:s text:c="4"/>TIMESTAMP DEFAULT CURRENT_TIMESTAMP</text:span></text:p>
      <text:p text:style-name="P4"><text:span text:style-name="Source_20_Text">);</text:span></text:p>
      <text:p text:style-name="P4"/>
      <text:p text:style-name="P4"><text:span text:style-name="Source_20_Text">-- Ticket Comments</text:span></text:p>
      <text:p text:style-name="P4"><text:span text:style-name="Source_20_Text">CREATE TABLE ticket_comments (</text:span></text:p>
      <text:p text:style-name="P4"><text:span text:style-name="Source_20_Text"><text:s text:c="4"/>id <text:s text:c="13"/>UUID PRIMARY KEY DEFAULT gen_random_uuid(),</text:span></text:p>
      <text:p text:style-name="P4"><text:span text:style-name="Source_20_Text"><text:s text:c="4"/>ticket_id <text:s text:c="6"/>UUID REFERENCES tickets(id) ON DELETE CASCADE,</text:span></text:p>
      <text:p text:style-name="P4"><text:span text:style-name="Source_20_Text"><text:s text:c="4"/>content <text:s text:c="8"/>TEXT NOT NULL,</text:span></text:p>
      <text:p text:style-name="P4"><text:span text:style-name="Source_20_Text"><text:s text:c="4"/>created_by <text:s text:c="5"/>UUID REFERENCES users(id),</text:span></text:p>
      <text:p text:style-name="P4"><text:span text:style-name="Source_20_Text"><text:s text:c="4"/>created_at <text:s text:c="5"/>TIMESTAMP DEFAULT CURRENT_TIMESTAMP,</text:span></text:p>
      <text:p text:style-name="P4"><text:span text:style-name="Source_20_Text"><text:s text:c="4"/>is_internal <text:s text:c="4"/>BOOLEAN DEFAULT FALSE</text:span></text:p>
      <text:p text:style-name="P4"><text:span text:style-name="Source_20_Text">);</text:span></text:p>
      <text:p text:style-name="P4"/>
      <text:p text:style-name="P4"><text:span text:style-name="Source_20_Text">-- Ticket History (Audit Trail)</text:span></text:p>
      <text:p text:style-name="P4"><text:span text:style-name="Source_20_Text">CREATE TABLE ticket_history (</text:span></text:p>
      <text:p text:style-name="P4"><text:span text:style-name="Source_20_Text"><text:s text:c="4"/>id <text:s text:c="13"/>UUID PRIMARY KEY DEFAULT gen_random_uuid(),</text:span></text:p>
      <text:p text:style-name="P4"><text:span text:style-name="Source_20_Text"><text:s text:c="4"/>ticket_id <text:s text:c="6"/>UUID REFERENCES tickets(id) ON DELETE CASCADE,</text:span></text:p>
      <text:p text:style-name="P4"><text:span text:style-name="Source_20_Text"><text:s text:c="4"/>action <text:s text:c="9"/>VARCHAR(50) NOT NULL, <text:s/>-- CREATED, SUBMITTED, APPROVED, REJECTED, etc.</text:span></text:p>
      <text:p text:style-name="P4"><text:span text:style-name="Source_20_Text"><text:s text:c="4"/>old_value <text:s text:c="6"/>JSONB,</text:span></text:p>
      <text:p text:style-name="P4"><text:span text:style-name="Source_20_Text"><text:s text:c="4"/>new_value <text:s text:c="6"/>JSONB,</text:span></text:p>
      <text:p text:style-name="P4"><text:span text:style-name="Source_20_Text"><text:s text:c="4"/>changed_by <text:s text:c="5"/>UUID REFERENCES users(id),</text:span></text:p>
      <text:p text:style-name="P4"><text:span text:style-name="Source_20_Text"><text:s text:c="4"/>changed_at <text:s text:c="5"/>TIMESTAMP DEFAULT CURRENT_TIMESTAMP,</text:span></text:p>
      <text:p text:style-name="P4"><text:span text:style-name="Source_20_Text"><text:s text:c="4"/>ip_address <text:s text:c="5"/>VARCHAR(50),</text:span></text:p>
      <text:p text:style-name="P4"><text:span text:style-name="Source_20_Text"><text:s text:c="4"/>user_agent <text:s text:c="5"/>TEXT</text:span></text:p>
      <text:p text:style-name="P4"><text:span text:style-name="Source_20_Text">);</text:span></text:p>
      <text:p text:style-name="P4"/>
      <text:p text:style-name="P4"><text:span text:style-name="Source_20_Text">-- =====================================================</text:span></text:p>
      <text:p text:style-name="P4"><text:span text:style-name="Source_20_Text">-- AUDIT &amp; SECURITY TABLES</text:span></text:p>
      <text:p text:style-name="P4"><text:span text:style-name="Source_20_Text">-- =====================================================</text:span></text:p>
      <text:p text:style-name="P4"/>
      <text:p text:style-name="P4"><text:span text:style-name="Source_20_Text">-- Login Audit</text:span></text:p>
      <text:p text:style-name="P4"><text:span text:style-name="Source_20_Text">CREATE TABLE login_audit (</text:span></text:p>
      <text:p text:style-name="P4"><text:span text:style-name="Source_20_Text"><text:s text:c="4"/>id <text:s text:c="13"/>UUID PRIMARY KEY DEFAULT gen_random_uuid(),</text:span></text:p>
      <text:p text:style-name="P4"><text:span text:style-name="Source_20_Text"><text:s text:c="4"/>user_id <text:s text:c="8"/>UUID REFERENCES users(id),</text:span></text:p>
      <text:p text:style-name="P4"><text:span text:style-name="Source_20_Text"><text:s text:c="4"/>login_time <text:s text:c="5"/>TIMESTAMP DEFAULT CURRENT_TIMESTAMP,</text:span></text:p>
      <text:p text:style-name="P4"><text:span text:style-name="Source_20_Text"><text:s text:c="4"/>logout_time <text:s text:c="4"/>TIMESTAMP,</text:span></text:p>
      <text:p text:style-name="P4"><text:span text:style-name="Source_20_Text"><text:s text:c="4"/>ip_address <text:s text:c="5"/>VARCHAR(50),</text:span></text:p>
      <text:p text:style-name="P4"><text:span text:style-name="Source_20_Text"><text:s text:c="4"/>user_agent <text:s text:c="5"/>TEXT,</text:span></text:p>
      <text:p text:style-name="P4"><text:span text:style-name="Source_20_Text"><text:s text:c="4"/>status <text:s text:c="9"/>VARCHAR(20), <text:s/>-- SUCCESS, FAILED</text:span></text:p>
      <text:p text:style-name="P4"><text:span text:style-name="Source_20_Text"><text:s text:c="4"/>failure_reason <text:s/>TEXT</text:span></text:p>
      <text:p text:style-name="P4"><text:span text:style-name="Source_20_Text">);</text:span></text:p>
      <text:p text:style-name="P4"/>
      <text:p text:style-name="P4"><text:span text:style-name="Source_20_Text">-- API Audit</text:span></text:p>
      <text:p text:style-name="P4"><text:span text:style-name="Source_20_Text">CREATE TABLE api_audit (</text:span></text:p>
      <text:p text:style-name="P4"><text:span text:style-name="Source_20_Text"><text:s text:c="4"/>id <text:s text:c="13"/>UUID PRIMARY KEY DEFAULT gen_random_uuid(),</text:span></text:p>
      <text:p text:style-name="P4"><text:span text:style-name="Source_20_Text"><text:s text:c="4"/>user_id <text:s text:c="8"/>UUID REFERENCES users(id),</text:span></text:p>
      <text:p text:style-name="P4"><text:span text:style-name="Source_20_Text"><text:s text:c="4"/>endpoint <text:s text:c="7"/>VARCHAR(200),</text:span></text:p>
      <text:p text:style-name="P4"><text:span text:style-name="Source_20_Text"><text:s text:c="4"/>method <text:s text:c="9"/>VARCHAR(10),</text:span></text:p>
      <text:p text:style-name="P4"><text:span text:style-name="Source_20_Text"><text:s text:c="4"/>request_body <text:s text:c="3"/>JSONB,</text:span></text:p>
      <text:p text:style-name="P4"><text:span text:style-name="Source_20_Text"><text:s text:c="4"/>response_status INTEGER,</text:span></text:p>
      <text:p text:style-name="P4"><text:span text:style-name="Source_20_Text"><text:s text:c="4"/>response_time <text:s text:c="2"/>INTEGER, <text:s/>-- in milliseconds</text:span></text:p>
      <text:p text:style-name="P4"><text:span text:style-name="Source_20_Text"><text:s text:c="4"/>ip_address <text:s text:c="5"/>VARCHAR(50),</text:span></text:p>
      <text:p text:style-name="P4"><text:span text:style-name="Source_20_Text"><text:s text:c="4"/>created_at <text:s text:c="5"/>TIMESTAMP DEFAULT CURRENT_TIMESTAMP</text:span></text:p>
      <text:p text:style-name="P4"><text:span text:style-name="Source_20_Text">);</text:span></text:p>
      <text:p text:style-name="P4"/>
      <text:p text:style-name="P4"><text:span text:style-name="Source_20_Text">-- =====================================================</text:span></text:p>
      <text:p text:style-name="P4"><text:span text:style-name="Source_20_Text">-- INDEXES</text:span></text:p>
      <text:p text:style-name="P4"><text:span text:style-name="Source_20_Text">-- =====================================================</text:span></text:p>
      <text:p text:style-name="P4"><text:span text:style-name="Source_20_Text">CREATE INDEX idx_tickets_status ON tickets(status);</text:span></text:p>
      <text:p text:style-name="P4"><text:span text:style-name="Source_20_Text">CREATE INDEX idx_tickets_created_by ON tickets(created_by);</text:span></text:p>
      <text:p text:style-name="P4"><text:soft-page-break/><text:span text:style-name="Source_20_Text">CREATE INDEX idx_tickets_created_at ON tickets(created_at);</text:span></text:p>
      <text:p text:style-name="P4"><text:span text:style-name="Source_20_Text">CREATE INDEX idx_ticket_history_ticket_id ON ticket_history(ticket_id);</text:span></text:p>
      <text:p text:style-name="P5"><text:span text:style-name="Source_20_Text">CREATE INDEX idx_user_roles_user_id ON user_roles(user_id);</text:span></text:p>
      <text:p text:style-name="Horizontal_20_Line"/>
      <text:h text:style-name="P2" text:outline-level="2">5. SECURITY ARCHITECTURE (Bank Level)</text:h>
      <text:p text:style-name="P4">┌─────────────────────────────────────────────────────────────────┐</text:p>
      <text:p text:style-name="Preformatted_20_Text">│ <text:s text:c="19"/>SECURITY LAYERS <text:s text:c="30"/>│</text:p>
      <text:p text:style-name="Preformatted_20_Text">│ <text:s text:c="65"/>│</text:p>
      <text:p text:style-name="Preformatted_20_Text">│ <text:s/>┌─────────────────────────────────────────────────────────┐ <text:s text:c="3"/>│</text:p>
      <text:p text:style-name="Preformatted_20_Text">│ <text:s/>│ <text:s/>LAYER 1: NETWORK SECURITY <text:s text:c="29"/>│ <text:s text:c="3"/>│</text:p>
      <text:p text:style-name="Preformatted_20_Text">│ <text:s/>│ <text:s/>• WAF (Web Application Firewall) <text:s text:c="22"/>│ <text:s text:c="3"/>│</text:p>
      <text:p text:style-name="Preformatted_20_Text">│ <text:s/>│ <text:s/>• DDoS Protection <text:s text:c="37"/>│ <text:s text:c="3"/>│</text:p>
      <text:p text:style-name="Preformatted_20_Text">│ <text:s/>│ <text:s/>• SSL/TLS 1.3 <text:s text:c="40"/>│ <text:s text:c="3"/>│</text:p>
      <text:p text:style-name="Preformatted_20_Text">│ <text:s/>│ <text:s/>• Network Segmentation (DMZ, App Zone, Data Zone) <text:s text:c="4"/>│ <text:s text:c="3"/>│</text:p>
      <text:p text:style-name="Preformatted_20_Text">│ <text:s/>└─────────────────────────────────────────────────────────┘ <text:s text:c="3"/>│</text:p>
      <text:p text:style-name="Preformatted_20_Text">│ <text:s text:c="65"/>│</text:p>
      <text:p text:style-name="Preformatted_20_Text">│ <text:s/>┌─────────────────────────────────────────────────────────┐ <text:s text:c="3"/>│</text:p>
      <text:p text:style-name="Preformatted_20_Text">│ <text:s/>│ <text:s/>LAYER 2: APPLICATION SECURITY <text:s text:c="25"/>│ <text:s text:c="3"/>│</text:p>
      <text:p text:style-name="Preformatted_20_Text">│ <text:s/>│ <text:s/>• JWT Token Validation (Keycloak) <text:s text:c="21"/>│ <text:s text:c="3"/>│</text:p>
      <text:p text:style-name="Preformatted_20_Text">│ <text:s/>│ <text:s/>• Rate Limiting (API Gateway) <text:s text:c="25"/>│ <text:s text:c="3"/>│</text:p>
      <text:p text:style-name="Preformatted_20_Text">│ <text:s/>│ <text:s/>• Input Validation (Bean Validation) <text:s text:c="18"/>│ <text:s text:c="3"/>│</text:p>
      <text:p text:style-name="Preformatted_20_Text">│ <text:s/>│ <text:s/>• SQL Injection Prevention (Prepared Statements) <text:s text:c="6"/>│ <text:s text:c="3"/>│</text:p>
      <text:p text:style-name="Preformatted_20_Text">│ <text:s/>│ <text:s/>• XSS Prevention (Content Security Policy) <text:s text:c="11"/>│ <text:s text:c="3"/>│</text:p>
      <text:p text:style-name="Preformatted_20_Text">│ <text:s/>│ <text:s/>• CSRF Protection <text:s text:c="37"/>│ <text:s text:c="3"/>│</text:p>
      <text:p text:style-name="Preformatted_20_Text">│ <text:s/>└─────────────────────────────────────────────────────────┘ <text:s text:c="3"/>│</text:p>
      <text:p text:style-name="Preformatted_20_Text">│ <text:s text:c="65"/>│</text:p>
      <text:p text:style-name="Preformatted_20_Text">│ <text:s/>┌─────────────────────────────────────────────────────────┐ <text:s text:c="3"/>│</text:p>
      <text:p text:style-name="Preformatted_20_Text">│ <text:s/>│ <text:s/>LAYER 3: DATA SECURITY <text:s text:c="32"/>│ <text:s text:c="3"/>│</text:p>
      <text:p text:style-name="Preformatted_20_Text">│ <text:s/>│ <text:s/>• Encryption at Rest (AES-256) <text:s text:c="23"/>│ <text:s text:c="3"/>│</text:p>
      <text:p text:style-name="Preformatted_20_Text">│ <text:s/>│ <text:s/>• Encryption in Transit (TLS) <text:s text:c="24"/>│ <text:s text:c="3"/>│</text:p>
      <text:p text:style-name="Preformatted_20_Text">│ <text:s/>│ <text:s/>• Data Masking for Sensitive Fields <text:s text:c="18"/>│ <text:s text:c="3"/>│</text:p>
      <text:p text:style-name="Preformatted_20_Text">│ <text:s/>│ <text:s/>• Database Row-Level Security <text:s text:c="24"/>│ <text:s text:c="3"/>│</text:p>
      <text:p text:style-name="Preformatted_20_Text">│ <text:s/>│ <text:s/>• Secure Key Management (Vault) <text:s text:c="22"/>│ <text:s text:c="3"/>│</text:p>
      <text:p text:style-name="Preformatted_20_Text">│ <text:s/>└─────────────────────────────────────────────────────────┘ <text:s text:c="3"/>│</text:p>
      <text:p text:style-name="Preformatted_20_Text">│ <text:s text:c="65"/>│</text:p>
      <text:p text:style-name="Preformatted_20_Text">│ <text:s/>┌─────────────────────────────────────────────────────────┐ <text:s text:c="3"/>│</text:p>
      <text:p text:style-name="Preformatted_20_Text">│ <text:s/>│ <text:s/>LAYER 4: AUDIT &amp; COMPLIANCE <text:s text:c="27"/>│ <text:s text:c="3"/>│</text:p>
      <text:p text:style-name="Preformatted_20_Text">│ <text:s/>│ <text:s/>• Full API Audit Logging <text:s text:c="30"/>│ <text:s text:c="3"/>│</text:p>
      <text:p text:style-name="Preformatted_20_Text">│ <text:s/>│ <text:s/>• Login/Logout Tracking <text:s text:c="31"/>│ <text:s text:c="3"/>│</text:p>
      <text:p text:style-name="Preformatted_20_Text">│ <text:s/>│ <text:s/>• Data Change History <text:s text:c="33"/>│ <text:s text:c="3"/>│</text:p>
      <text:p text:style-name="Preformatted_20_Text">│ <text:s/>│ <text:s/>• Retention Policy <text:s text:c="36"/>│ <text:s text:c="3"/>│</text:p>
      <text:p text:style-name="Preformatted_20_Text">│ <text:s/>│ <text:s/>• SIEM Integration <text:s text:c="36"/>│ <text:s text:c="3"/>│</text:p>
      <text:p text:style-name="Preformatted_20_Text">│ <text:s/>└─────────────────────────────────────────────────────────┘ <text:s text:c="3"/>│</text:p>
      <text:p text:style-name="P6">└─────────────────────────────────────────────────────────────────┘</text:p>
      <text:p text:style-name="Horizontal_20_Line"/>
      <text:h text:style-name="P2" text:outline-level="2">6. DOCKER COMPOSE STRUCTURE</text:h>
      <text:p text:style-name="P4"><text:span text:style-name="Source_20_Text">version: '3.8'</text:span></text:p>
      <text:p text:style-name="P4"/>
      <text:p text:style-name="P4"><text:span text:style-name="Source_20_Text">services:</text:span></text:p>
      <text:p text:style-name="P4"><text:span text:style-name="Source_20_Text"><text:s text:c="2"/># ============== INFRASTRUCTURE ==============</text:span></text:p>
      <text:p text:style-name="P4"><text:span text:style-name="Source_20_Text"><text:s text:c="2"/>postgres:</text:span></text:p>
      <text:p text:style-name="P4"><text:span text:style-name="Source_20_Text"><text:s text:c="4"/>image: postgres:15-alpine</text:span></text:p>
      <text:p text:style-name="P4"><text:span text:style-name="Source_20_Text"><text:s text:c="4"/>environment:</text:span></text:p>
      <text:p text:style-name="P4"><text:span text:style-name="Source_20_Text"><text:s text:c="6"/>POSTGRES_DB: ticket_db</text:span></text:p>
      <text:p text:style-name="P4"><text:span text:style-name="Source_20_Text"><text:s text:c="6"/>POSTGRES_USER: ticket_user</text:span></text:p>
      <text:p text:style-name="P4"><text:soft-page-break/><text:span text:style-name="Source_20_Text"><text:s text:c="6"/>POSTGRES_PASSWORD: ${DB_PASSWORD}</text:span></text:p>
      <text:p text:style-name="P4"><text:span text:style-name="Source_20_Text"><text:s text:c="4"/>volumes:</text:span></text:p>
      <text:p text:style-name="P4"><text:span text:style-name="Source_20_Text"><text:s text:c="6"/>- postgres_data:/var/lib/postgresql/data</text:span></text:p>
      <text:p text:style-name="P4"><text:span text:style-name="Source_20_Text"><text:s text:c="6"/>- ./init-scripts:/docker-entrypoint-initdb.d</text:span></text:p>
      <text:p text:style-name="P4"><text:span text:style-name="Source_20_Text"><text:s text:c="4"/>networks:</text:span></text:p>
      <text:p text:style-name="P4"><text:span text:style-name="Source_20_Text"><text:s text:c="6"/>- bank-network</text:span></text:p>
      <text:p text:style-name="P4"/>
      <text:p text:style-name="P4"><text:span text:style-name="Source_20_Text"><text:s text:c="2"/>redis:</text:span></text:p>
      <text:p text:style-name="P4"><text:span text:style-name="Source_20_Text"><text:s text:c="4"/>image: redis:7-alpine</text:span></text:p>
      <text:p text:style-name="P4"><text:span text:style-name="Source_20_Text"><text:s text:c="4"/>command: redis-server --requirepass ${REDIS_PASSWORD}</text:span></text:p>
      <text:p text:style-name="P4"><text:span text:style-name="Source_20_Text"><text:s text:c="4"/>volumes:</text:span></text:p>
      <text:p text:style-name="P4"><text:span text:style-name="Source_20_Text"><text:s text:c="6"/>- redis_data:/data</text:span></text:p>
      <text:p text:style-name="P4"><text:span text:style-name="Source_20_Text"><text:s text:c="4"/>networks:</text:span></text:p>
      <text:p text:style-name="P4"><text:span text:style-name="Source_20_Text"><text:s text:c="6"/>- bank-network</text:span></text:p>
      <text:p text:style-name="P4"/>
      <text:p text:style-name="P4"><text:span text:style-name="Source_20_Text"><text:s text:c="2"/># ============== KEYCLOAK ==============</text:span></text:p>
      <text:p text:style-name="P4"><text:span text:style-name="Source_20_Text"><text:s text:c="2"/>keycloak:</text:span></text:p>
      <text:p text:style-name="P4"><text:span text:style-name="Source_20_Text"><text:s text:c="4"/>image: quay.io/keycloak/keycloak:23.0</text:span></text:p>
      <text:p text:style-name="P4"><text:span text:style-name="Source_20_Text"><text:s text:c="4"/>environment:</text:span></text:p>
      <text:p text:style-name="P4"><text:span text:style-name="Source_20_Text"><text:s text:c="6"/>KC_DB: postgres</text:span></text:p>
      <text:p text:style-name="P4"><text:span text:style-name="Source_20_Text"><text:s text:c="6"/>KC_DB_URL: jdbc:postgresql://postgres:5432/keycloak_db</text:span></text:p>
      <text:p text:style-name="P4"><text:span text:style-name="Source_20_Text"><text:s text:c="6"/>KC_DB_USERNAME: keycloak_user</text:span></text:p>
      <text:p text:style-name="P4"><text:span text:style-name="Source_20_Text"><text:s text:c="6"/>KC_DB_PASSWORD: ${KC_DB_PASSWORD}</text:span></text:p>
      <text:p text:style-name="P4"><text:span text:style-name="Source_20_Text"><text:s text:c="6"/>KEYCLOAK_ADMIN: admin</text:span></text:p>
      <text:p text:style-name="P4"><text:span text:style-name="Source_20_Text"><text:s text:c="6"/>KEYCLOAK_ADMIN_PASSWORD: ${KC_ADMIN_PASSWORD}</text:span></text:p>
      <text:p text:style-name="P4"><text:span text:style-name="Source_20_Text"><text:s text:c="4"/>command: start-dev</text:span></text:p>
      <text:p text:style-name="P4"><text:span text:style-name="Source_20_Text"><text:s text:c="4"/>depends_on:</text:span></text:p>
      <text:p text:style-name="P4"><text:span text:style-name="Source_20_Text"><text:s text:c="6"/>- postgres</text:span></text:p>
      <text:p text:style-name="P4"><text:span text:style-name="Source_20_Text"><text:s text:c="4"/>networks:</text:span></text:p>
      <text:p text:style-name="P4"><text:span text:style-name="Source_20_Text"><text:s text:c="6"/>- bank-network</text:span></text:p>
      <text:p text:style-name="P4"/>
      <text:p text:style-name="P4"><text:span text:style-name="Source_20_Text"><text:s text:c="2"/># ============== CAMUNDA ==============</text:span></text:p>
      <text:p text:style-name="P4"><text:span text:style-name="Source_20_Text"><text:s text:c="2"/>camunda:</text:span></text:p>
      <text:p text:style-name="P4"><text:span text:style-name="Source_20_Text"><text:s text:c="4"/>image: camunda/camunda-bpm-platform:run-latest</text:span></text:p>
      <text:p text:style-name="P4"><text:span text:style-name="Source_20_Text"><text:s text:c="4"/>environment:</text:span></text:p>
      <text:p text:style-name="P4"><text:span text:style-name="Source_20_Text"><text:s text:c="6"/>CAMUNDA_BPM_DATABASE_TYPE: postgres</text:span></text:p>
      <text:p text:style-name="P4"><text:span text:style-name="Source_20_Text"><text:s text:c="6"/>SPRING_DATASOURCE_URL: jdbc:postgresql://postgres:5432/camunda_db</text:span></text:p>
      <text:p text:style-name="P4"><text:span text:style-name="Source_20_Text"><text:s text:c="6"/>SPRING_DATASOURCE_USERNAME: camunda_user</text:span></text:p>
      <text:p text:style-name="P4"><text:span text:style-name="Source_20_Text"><text:s text:c="6"/>SPRING_DATASOURCE_PASSWORD: ${CAMUNDA_DB_PASSWORD}</text:span></text:p>
      <text:p text:style-name="P4"><text:span text:style-name="Source_20_Text"><text:s text:c="4"/>depends_on:</text:span></text:p>
      <text:p text:style-name="P4"><text:span text:style-name="Source_20_Text"><text:s text:c="6"/>- postgres</text:span></text:p>
      <text:p text:style-name="P4"><text:span text:style-name="Source_20_Text"><text:s text:c="4"/>networks:</text:span></text:p>
      <text:p text:style-name="P4"><text:span text:style-name="Source_20_Text"><text:s text:c="6"/>- bank-network</text:span></text:p>
      <text:p text:style-name="P4"/>
      <text:p text:style-name="P4"><text:span text:style-name="Source_20_Text"><text:s text:c="2"/># ============== APPLICATION ==============</text:span></text:p>
      <text:p text:style-name="P4"><text:span text:style-name="Source_20_Text"><text:s text:c="2"/>ticket-service:</text:span></text:p>
      <text:p text:style-name="P4"><text:span text:style-name="Source_20_Text"><text:s text:c="4"/>build: ./ticket-service</text:span></text:p>
      <text:p text:style-name="P4"><text:span text:style-name="Source_20_Text"><text:s text:c="4"/>environment:</text:span></text:p>
      <text:p text:style-name="P4"><text:span text:style-name="Source_20_Text"><text:s text:c="6"/>SPRING_PROFILES_ACTIVE: docker</text:span></text:p>
      <text:p text:style-name="P4"><text:span text:style-name="Source_20_Text"><text:s text:c="6"/>KEYCLOAK_URL: http://keycloak:8080</text:span></text:p>
      <text:p text:style-name="P4"><text:span text:style-name="Source_20_Text"><text:s text:c="6"/>CAMUNDA_URL: http://camunda:8080</text:span></text:p>
      <text:p text:style-name="P4"><text:span text:style-name="Source_20_Text"><text:s text:c="6"/>SPRING_DATASOURCE_URL: jdbc:postgresql://postgres:5432/ticket_db</text:span></text:p>
      <text:p text:style-name="P4"><text:span text:style-name="Source_20_Text"><text:s text:c="6"/>SPRING_REDIS_HOST: redis</text:span></text:p>
      <text:p text:style-name="P4"><text:span text:style-name="Source_20_Text"><text:s text:c="4"/>depends_on:</text:span></text:p>
      <text:p text:style-name="P4"><text:span text:style-name="Source_20_Text"><text:s text:c="6"/>- postgres</text:span></text:p>
      <text:p text:style-name="P4"><text:span text:style-name="Source_20_Text"><text:s text:c="6"/>- redis</text:span></text:p>
      <text:p text:style-name="P4"><text:span text:style-name="Source_20_Text"><text:s text:c="6"/>- keycloak</text:span></text:p>
      <text:p text:style-name="P4"><text:span text:style-name="Source_20_Text"><text:s text:c="6"/>- camunda</text:span></text:p>
      <text:p text:style-name="P4"><text:span text:style-name="Source_20_Text"><text:s text:c="4"/>networks:</text:span></text:p>
      <text:p text:style-name="P4"><text:span text:style-name="Source_20_Text"><text:s text:c="6"/>- bank-network</text:span></text:p>
      <text:p text:style-name="P4"/>
      <text:p text:style-name="P4"><text:span text:style-name="Source_20_Text"><text:s text:c="2"/>report-service:</text:span></text:p>
      <text:p text:style-name="P4"><text:span text:style-name="Source_20_Text"><text:s text:c="4"/>build: ./report-service</text:span></text:p>
      <text:p text:style-name="P4"><text:span text:style-name="Source_20_Text"><text:s text:c="4"/>environment:</text:span></text:p>
      <text:p text:style-name="P4"><text:soft-page-break/><text:span text:style-name="Source_20_Text"><text:s text:c="6"/>SPRING_PROFILES_ACTIVE: docker</text:span></text:p>
      <text:p text:style-name="P4"><text:span text:style-name="Source_20_Text"><text:s text:c="6"/>SPRING_DATASOURCE_URL: jdbc:postgresql://postgres:5432/ticket_db</text:span></text:p>
      <text:p text:style-name="P4"><text:span text:style-name="Source_20_Text"><text:s text:c="4"/>depends_on:</text:span></text:p>
      <text:p text:style-name="P4"><text:span text:style-name="Source_20_Text"><text:s text:c="6"/>- postgres</text:span></text:p>
      <text:p text:style-name="P4"><text:span text:style-name="Source_20_Text"><text:s text:c="4"/>networks:</text:span></text:p>
      <text:p text:style-name="P4"><text:span text:style-name="Source_20_Text"><text:s text:c="6"/>- bank-network</text:span></text:p>
      <text:p text:style-name="P4"/>
      <text:p text:style-name="P4"><text:span text:style-name="Source_20_Text"><text:s text:c="2"/># ============== FRONTEND ==============</text:span></text:p>
      <text:p text:style-name="P4"><text:span text:style-name="Source_20_Text"><text:s text:c="2"/>angular-portal:</text:span></text:p>
      <text:p text:style-name="P4"><text:span text:style-name="Source_20_Text"><text:s text:c="4"/>build: ./angular-portal</text:span></text:p>
      <text:p text:style-name="P4"><text:span text:style-name="Source_20_Text"><text:s text:c="4"/>depends_on:</text:span></text:p>
      <text:p text:style-name="P4"><text:span text:style-name="Source_20_Text"><text:s text:c="6"/>- ticket-service</text:span></text:p>
      <text:p text:style-name="P4"><text:span text:style-name="Source_20_Text"><text:s text:c="4"/>networks:</text:span></text:p>
      <text:p text:style-name="P4"><text:span text:style-name="Source_20_Text"><text:s text:c="6"/>- bank-network</text:span></text:p>
      <text:p text:style-name="P4"/>
      <text:p text:style-name="P4"><text:span text:style-name="Source_20_Text"><text:s text:c="2"/># ============== GATEWAY ==============</text:span></text:p>
      <text:p text:style-name="P4"><text:span text:style-name="Source_20_Text"><text:s text:c="2"/>nginx:</text:span></text:p>
      <text:p text:style-name="P4"><text:span text:style-name="Source_20_Text"><text:s text:c="4"/>image: nginx:alpine</text:span></text:p>
      <text:p text:style-name="P4"><text:span text:style-name="Source_20_Text"><text:s text:c="4"/>ports:</text:span></text:p>
      <text:p text:style-name="P4"><text:span text:style-name="Source_20_Text"><text:s text:c="6"/>- "443:443"</text:span></text:p>
      <text:p text:style-name="P4"><text:span text:style-name="Source_20_Text"><text:s text:c="6"/>- "80:80"</text:span></text:p>
      <text:p text:style-name="P4"><text:span text:style-name="Source_20_Text"><text:s text:c="4"/>volumes:</text:span></text:p>
      <text:p text:style-name="P4"><text:span text:style-name="Source_20_Text"><text:s text:c="6"/>- ./nginx/nginx.conf:/etc/nginx/nginx.conf</text:span></text:p>
      <text:p text:style-name="P4"><text:span text:style-name="Source_20_Text"><text:s text:c="6"/>- ./nginx/ssl:/etc/nginx/ssl</text:span></text:p>
      <text:p text:style-name="P4"><text:span text:style-name="Source_20_Text"><text:s text:c="4"/>depends_on:</text:span></text:p>
      <text:p text:style-name="P4"><text:span text:style-name="Source_20_Text"><text:s text:c="6"/>- angular-portal</text:span></text:p>
      <text:p text:style-name="P4"><text:span text:style-name="Source_20_Text"><text:s text:c="6"/>- ticket-service</text:span></text:p>
      <text:p text:style-name="P4"><text:span text:style-name="Source_20_Text"><text:s text:c="4"/>networks:</text:span></text:p>
      <text:p text:style-name="P4"><text:span text:style-name="Source_20_Text"><text:s text:c="6"/>- bank-network</text:span></text:p>
      <text:p text:style-name="P4"/>
      <text:p text:style-name="P4"><text:span text:style-name="Source_20_Text">volumes:</text:span></text:p>
      <text:p text:style-name="P4"><text:span text:style-name="Source_20_Text"><text:s text:c="2"/>postgres_data:</text:span></text:p>
      <text:p text:style-name="P4"><text:span text:style-name="Source_20_Text"><text:s text:c="2"/>redis_data:</text:span></text:p>
      <text:p text:style-name="P4"/>
      <text:p text:style-name="P4"><text:span text:style-name="Source_20_Text">networks:</text:span></text:p>
      <text:p text:style-name="P4"><text:span text:style-name="Source_20_Text"><text:s text:c="2"/>bank-network:</text:span></text:p>
      <text:p text:style-name="P5"><text:span text:style-name="Source_20_Text"><text:s text:c="4"/>driver: bridge</text:span></text:p>
      <text:p text:style-name="Horizontal_20_Line"/>
      <text:h text:style-name="P2" text:outline-level="2">7. API SPECIFICATION</text:h>
      <text:p text:style-name="P4"><text:span text:style-name="Source_20_Text"># ============== AUTH APIs ==============</text:span></text:p>
      <text:p text:style-name="P4"><text:span text:style-name="Source_20_Text">POST <text:s text:c="2"/>/auth/login <text:s text:c="13"/># Login via Keycloak</text:span></text:p>
      <text:p text:style-name="P4"><text:span text:style-name="Source_20_Text">POST <text:s text:c="2"/>/auth/logout <text:s text:c="12"/># Logout</text:span></text:p>
      <text:p text:style-name="P4"><text:span text:style-name="Source_20_Text">POST <text:s text:c="2"/>/auth/refresh <text:s text:c="11"/># Refresh Token</text:span></text:p>
      <text:p text:style-name="P4"><text:span text:style-name="Source_20_Text">GET <text:s text:c="3"/>/auth/me <text:s text:c="16"/># Get current user info</text:span></text:p>
      <text:p text:style-name="P4"/>
      <text:p text:style-name="P4"><text:span text:style-name="Source_20_Text"># ============== USER APIs ==============</text:span></text:p>
      <text:p text:style-name="P4"><text:span text:style-name="Source_20_Text">GET <text:s text:c="3"/>/users <text:s text:c="18"/># List users (Admin only)</text:span></text:p>
      <text:p text:style-name="P4"><text:span text:style-name="Source_20_Text">GET <text:s text:c="3"/>/users/{id} <text:s text:c="13"/># Get user by ID</text:span></text:p>
      <text:p text:style-name="P4"><text:span text:style-name="Source_20_Text">PUT <text:s text:c="3"/>/users/{id} <text:s text:c="13"/># Update user</text:span></text:p>
      <text:p text:style-name="P4"><text:span text:style-name="Source_20_Text">POST <text:s text:c="2"/>/users/{id}/roles <text:s text:c="7"/># Assign role</text:span></text:p>
      <text:p text:style-name="P4"><text:span text:style-name="Source_20_Text">DELETE /users/{id}/roles/{role} # Remove role</text:span></text:p>
      <text:p text:style-name="P4"/>
      <text:p text:style-name="P4"><text:span text:style-name="Source_20_Text"># ============== TICKET APIs ==============</text:span></text:p>
      <text:p text:style-name="P4"><text:span text:style-name="Source_20_Text">POST <text:s text:c="2"/>/tickets <text:s text:c="16"/># Create ticket (Maker)</text:span></text:p>
      <text:p text:style-name="P4"><text:span text:style-name="Source_20_Text">GET <text:s text:c="3"/>/tickets <text:s text:c="16"/># List tickets (with filters)</text:span></text:p>
      <text:p text:style-name="P4"><text:span text:style-name="Source_20_Text">GET <text:s text:c="3"/>/tickets/{id} <text:s text:c="11"/># Get ticket detail</text:span></text:p>
      <text:p text:style-name="P4"><text:span text:style-name="Source_20_Text">PUT <text:s text:c="3"/>/tickets/{id} <text:s text:c="11"/># Update ticket</text:span></text:p>
      <text:p text:style-name="P4"><text:span text:style-name="Source_20_Text">DELETE /tickets/{id} <text:s text:c="11"/># Delete ticket (Draft only)</text:span></text:p>
      <text:p text:style-name="P4"><text:span text:style-name="Source_20_Text">POST <text:s text:c="2"/>/tickets/{id}/submit <text:s text:c="4"/># Submit for approval</text:span></text:p>
      <text:p text:style-name="P4"><text:soft-page-break/><text:span text:style-name="Source_20_Text">POST <text:s text:c="2"/>/tickets/{id}/approve <text:s text:c="3"/># Approve ticket (Checker)</text:span></text:p>
      <text:p text:style-name="P4"><text:span text:style-name="Source_20_Text">POST <text:s text:c="2"/>/tickets/{id}/reject <text:s text:c="4"/># Reject ticket (Checker)</text:span></text:p>
      <text:p text:style-name="P4"><text:span text:style-name="Source_20_Text">POST <text:s text:c="2"/>/tickets/{id}/complete <text:s text:c="2"/># Mark as completed</text:span></text:p>
      <text:p text:style-name="P4"/>
      <text:p text:style-name="P4"><text:span text:style-name="Source_20_Text"># ============== WORKFLOW APIs ==============</text:span></text:p>
      <text:p text:style-name="P4"><text:span text:style-name="Source_20_Text">POST <text:s text:c="2"/>/workflow/start <text:s text:c="9"/># Start workflow</text:span></text:p>
      <text:p text:style-name="P4"><text:span text:style-name="Source_20_Text">POST <text:s text:c="2"/>/workflow/task/complete <text:s/># Complete task</text:span></text:p>
      <text:p text:style-name="P4"><text:span text:style-name="Source_20_Text">GET <text:s text:c="3"/>/workflow/tasks <text:s text:c="9"/># Get pending tasks</text:span></text:p>
      <text:p text:style-name="P4"><text:span text:style-name="Source_20_Text">GET <text:s text:c="3"/>/workflow/history/{id} <text:s text:c="2"/># Get process history</text:span></text:p>
      <text:p text:style-name="P4"/>
      <text:p text:style-name="P4"><text:span text:style-name="Source_20_Text"># ============== REPORT APIs ==============</text:span></text:p>
      <text:p text:style-name="P4"><text:span text:style-name="Source_20_Text">GET <text:s text:c="3"/>/reports/tickets/pdf <text:s text:c="4"/># Export tickets to PDF</text:span></text:p>
      <text:p text:style-name="P4"><text:span text:style-name="Source_20_Text">GET <text:s text:c="3"/>/reports/tickets/xlsx <text:s text:c="3"/># Export tickets to Excel</text:span></text:p>
      <text:p text:style-name="P5"><text:span text:style-name="Source_20_Text">GET <text:s text:c="3"/>/reports/dashboard <text:s text:c="6"/># Dashboard statistics</text:span></text:p>
      <text:p text:style-name="Horizontal_20_Line"/>
      <text:h text:style-name="P2" text:outline-level="2">8. PROJECT STRUCTURE</text:h>
      <text:p text:style-name="P4">internal-ticket-system/</text:p>
      <text:p text:style-name="Preformatted_20_Text">├── docker-compose.yml</text:p>
      <text:p text:style-name="Preformatted_20_Text">├── docker-compose.prod.yml</text:p>
      <text:p text:style-name="Preformatted_20_Text">│</text:p>
      <text:p text:style-name="Preformatted_20_Text">├── keycloak/</text:p>
      <text:p text:style-name="Preformatted_20_Text">│ <text:s text:c="2"/>├── realm-export.json <text:s text:c="10"/># Realm configuration</text:p>
      <text:p text:style-name="Preformatted_20_Text">│ <text:s text:c="2"/>├── custom-provider/ <text:s text:c="11"/># Custom User Provider SPI</text:p>
      <text:p text:style-name="Preformatted_20_Text">│ <text:s text:c="2"/>│ <text:s text:c="2"/>├── src/</text:p>
      <text:p text:style-name="Preformatted_20_Text">│ <text:s text:c="2"/>│ <text:s text:c="2"/>└── pom.xml</text:p>
      <text:p text:style-name="Preformatted_20_Text">│ <text:s text:c="2"/>└── themes/ <text:s text:c="20"/># Custom login theme</text:p>
      <text:p text:style-name="Preformatted_20_Text">│</text:p>
      <text:p text:style-name="Preformatted_20_Text">├── camunda/</text:p>
      <text:p text:style-name="Preformatted_20_Text">│ <text:s text:c="2"/>├── processes/</text:p>
      <text:p text:style-name="Preformatted_20_Text">│ <text:s text:c="2"/>│ <text:s text:c="2"/>└── ticket-workflow.bpmn <text:s text:c="3"/># BPMN process definition</text:p>
      <text:p text:style-name="Preformatted_20_Text">│ <text:s text:c="2"/>└── forms/ <text:s text:c="21"/># Embedded forms</text:p>
      <text:p text:style-name="Preformatted_20_Text">│</text:p>
      <text:p text:style-name="Preformatted_20_Text">├── backend/</text:p>
      <text:p text:style-name="Preformatted_20_Text">│ <text:s text:c="2"/>├── ticket-service/</text:p>
      <text:p text:style-name="Preformatted_20_Text">│ <text:s text:c="2"/>│ <text:s text:c="2"/>├── src/main/java/</text:p>
      <text:p text:style-name="Preformatted_20_Text">│ <text:s text:c="2"/>│ <text:s text:c="2"/>│ <text:s text:c="2"/>└── com/bank/ticket/</text:p>
      <text:p text:style-name="Preformatted_20_Text">│ <text:s text:c="2"/>│ <text:s text:c="2"/>│ <text:s text:c="6"/>├── config/ <text:s text:c="8"/># Security, Redis, etc.</text:p>
      <text:p text:style-name="Preformatted_20_Text">│ <text:s text:c="2"/>│ <text:s text:c="2"/>│ <text:s text:c="6"/>├── controller/</text:p>
      <text:p text:style-name="Preformatted_20_Text">│ <text:s text:c="2"/>│ <text:s text:c="2"/>│ <text:s text:c="6"/>├── service/</text:p>
      <text:p text:style-name="Preformatted_20_Text">│ <text:s text:c="2"/>│ <text:s text:c="2"/>│ <text:s text:c="6"/>├── repository/</text:p>
      <text:p text:style-name="Preformatted_20_Text">│ <text:s text:c="2"/>│ <text:s text:c="2"/>│ <text:s text:c="6"/>├── entity/</text:p>
      <text:p text:style-name="Preformatted_20_Text">│ <text:s text:c="2"/>│ <text:s text:c="2"/>│ <text:s text:c="6"/>├── dto/</text:p>
      <text:p text:style-name="Preformatted_20_Text">│ <text:s text:c="2"/>│ <text:s text:c="2"/>│ <text:s text:c="6"/>├── mapper/</text:p>
      <text:p text:style-name="Preformatted_20_Text">│ <text:s text:c="2"/>│ <text:s text:c="2"/>│ <text:s text:c="6"/>├── delegate/ <text:s text:c="6"/># Camunda delegates</text:p>
      <text:p text:style-name="Preformatted_20_Text">│ <text:s text:c="2"/>│ <text:s text:c="2"/>│ <text:s text:c="6"/>└── audit/ <text:s text:c="9"/># AOP audit</text:p>
      <text:p text:style-name="Preformatted_20_Text">│ <text:s text:c="2"/>│ <text:s text:c="2"/>└── pom.xml</text:p>
      <text:p text:style-name="Preformatted_20_Text">│ <text:s text:c="2"/>│</text:p>
      <text:p text:style-name="Preformatted_20_Text">│ <text:s text:c="2"/>└── report-service/</text:p>
      <text:p text:style-name="Preformatted_20_Text">│ <text:s text:c="6"/>├── src/main/java/</text:p>
      <text:p text:style-name="Preformatted_20_Text">│ <text:s text:c="6"/>│ <text:s text:c="2"/>└── com/bank/report/</text:p>
      <text:p text:style-name="Preformatted_20_Text">│ <text:s text:c="6"/>│ <text:s text:c="6"/>├── controller/</text:p>
      <text:p text:style-name="Preformatted_20_Text">│ <text:s text:c="6"/>│ <text:s text:c="6"/>├── service/</text:p>
      <text:p text:style-name="Preformatted_20_Text">│ <text:s text:c="6"/>│ <text:s text:c="6"/>└── jasper/ <text:s text:c="8"/># Jasper templates</text:p>
      <text:p text:style-name="Preformatted_20_Text">│ <text:s text:c="6"/>├── src/main/resources/</text:p>
      <text:p text:style-name="Preformatted_20_Text">│ <text:s text:c="6"/>│ <text:s text:c="2"/>└── reports/ <text:s text:c="11"/># .jrxml files</text:p>
      <text:p text:style-name="Preformatted_20_Text">│ <text:s text:c="6"/>└── pom.xml</text:p>
      <text:p text:style-name="Preformatted_20_Text">│</text:p>
      <text:p text:style-name="Preformatted_20_Text">├── frontend/</text:p>
      <text:p text:style-name="Preformatted_20_Text">│ <text:s text:c="2"/>└── angular-portal/</text:p>
      <text:p text:style-name="Preformatted_20_Text"><text:soft-page-break/>│ <text:s text:c="6"/>├── src/</text:p>
      <text:p text:style-name="Preformatted_20_Text">│ <text:s text:c="6"/>│ <text:s text:c="2"/>├── app/</text:p>
      <text:p text:style-name="Preformatted_20_Text">│ <text:s text:c="6"/>│ <text:s text:c="2"/>│ <text:s text:c="2"/>├── core/ <text:s text:c="10"/># Guards, Interceptors</text:p>
      <text:p text:style-name="Preformatted_20_Text">│ <text:s text:c="6"/>│ <text:s text:c="2"/>│ <text:s text:c="2"/>├── shared/ <text:s text:c="8"/># Common components</text:p>
      <text:p text:style-name="Preformatted_20_Text">│ <text:s text:c="6"/>│ <text:s text:c="2"/>│ <text:s text:c="2"/>├── features/</text:p>
      <text:p text:style-name="Preformatted_20_Text">│ <text:s text:c="6"/>│ <text:s text:c="2"/>│ <text:s text:c="2"/>│ <text:s text:c="2"/>├── ticket/</text:p>
      <text:p text:style-name="Preformatted_20_Text">│ <text:s text:c="6"/>│ <text:s text:c="2"/>│ <text:s text:c="2"/>│ <text:s text:c="2"/>├── workflow/</text:p>
      <text:p text:style-name="Preformatted_20_Text">│ <text:s text:c="6"/>│ <text:s text:c="2"/>│ <text:s text:c="2"/>│ <text:s text:c="2"/>├── report/</text:p>
      <text:p text:style-name="Preformatted_20_Text">│ <text:s text:c="6"/>│ <text:s text:c="2"/>│ <text:s text:c="2"/>│ <text:s text:c="2"/>└── user/</text:p>
      <text:p text:style-name="Preformatted_20_Text">│ <text:s text:c="6"/>│ <text:s text:c="2"/>│ <text:s text:c="2"/>└── app.module.ts</text:p>
      <text:p text:style-name="Preformatted_20_Text">│ <text:s text:c="6"/>│ <text:s text:c="2"/>└── environments/</text:p>
      <text:p text:style-name="Preformatted_20_Text">│ <text:s text:c="6"/>├── angular.json</text:p>
      <text:p text:style-name="Preformatted_20_Text">│ <text:s text:c="6"/>└── package.json</text:p>
      <text:p text:style-name="Preformatted_20_Text">│</text:p>
      <text:p text:style-name="Preformatted_20_Text">├── nginx/</text:p>
      <text:p text:style-name="Preformatted_20_Text">│ <text:s text:c="2"/>├── nginx.conf</text:p>
      <text:p text:style-name="Preformatted_20_Text">│ <text:s text:c="2"/>└── ssl/</text:p>
      <text:p text:style-name="Preformatted_20_Text">│</text:p>
      <text:p text:style-name="Preformatted_20_Text">└── scripts/</text:p>
      <text:p text:style-name="Preformatted_20_Text"><text:s text:c="4"/>├── init-db.sql</text:p>
      <text:p text:style-name="P6"><text:s text:c="4"/>└── deploy.sh</text:p>
      <text:p text:style-name="Horizontal_20_Line"/>
      <text:h text:style-name="P2" text:outline-level="2">📋 TÓM TẮT KIẾN TRÚC</text:h>
      <text:h text:style-name="P3" text:outline-level="3">Các Component chính:</text:h>
      <text:list text:style-name="L1">
        <text:list-item>
          <text:p text:style-name="P7"><text:span text:style-name="Strong_20_Emphasis">Angular Portal</text:span> - Giao diện người dùng</text:p>
        </text:list-item>
        <text:list-item>
          <text:p text:style-name="P7"><text:span text:style-name="Strong_20_Emphasis">Keycloak</text:span> - SSO, Authentication, Authorization</text:p>
        </text:list-item>
        <text:list-item>
          <text:p text:style-name="P7"><text:span text:style-name="Strong_20_Emphasis">Spring Boot Services</text:span> - Business Logic</text:p>
        </text:list-item>
        <text:list-item>
          <text:p text:style-name="P7"><text:span text:style-name="Strong_20_Emphasis">Camunda</text:span> - Workflow Engine (Maker-Checker)</text:p>
        </text:list-item>
        <text:list-item>
          <text:p text:style-name="P7"><text:span text:style-name="Strong_20_Emphasis">Jasper Reports</text:span> - Báo cáo PDF/Excel</text:p>
        </text:list-item>
        <text:list-item>
          <text:p text:style-name="P7"><text:span text:style-name="Strong_20_Emphasis">PostgreSQL</text:span> - Database chính</text:p>
        </text:list-item>
        <text:list-item>
          <text:p text:style-name="P7"><text:span text:style-name="Strong_20_Emphasis">Redis</text:span> - Cache &amp; Session</text:p>
        </text:list-item>
        <text:list-item>
          <text:p text:style-name="P8"><text:span text:style-name="Strong_20_Emphasis">Docker</text:span> - Container orchestration</text:p>
        </text:list-item>
      </text:list>
      <text:h text:style-name="P3" text:outline-level="3">Security Features:</text:h>
      <text:list text:style-name="L2">
        <text:list-item>
          <text:p text:style-name="P9">4-layer security (Network, Application, Data, Audit)</text:p>
        </text:list-item>
        <text:list-item>
          <text:p text:style-name="P9">JWT-based authentication</text:p>
        </text:list-item>
        <text:list-item>
          <text:p text:style-name="P9">Dynamic role-based access control</text:p>
        </text:list-item>
        <text:list-item>
          <text:p text:style-name="P9">Full audit trail</text:p>
        </text:list-item>
        <text:list-item>
          <text:p text:style-name="P10">Encryption at rest và in transit</text:p>
        </text:list-item>
      </text:list>
      <text:h text:style-name="P3" text:outline-level="3">Key Flows:</text:h>
      <text:list text:style-name="L3">
        <text:list-item>
          <text:p text:style-name="P11"><text:span text:style-name="Strong_20_Emphasis">Login Flow</text:span>: Angular → Keycloak → JWT Token → API Access</text:p>
        </text:list-item>
        <text:list-item>
          <text:p text:style-name="P11"><text:span text:style-name="Strong_20_Emphasis">Ticket Flow</text:span>: Create (Maker) → Submit → Approve (Checker) → Process → Complete</text:p>
        </text:list-item>
        <text:list-item>
          <text:p text:style-name="P12"><text:span text:style-name="Strong_20_Emphasis">Report Flow</text:span>: Request → Jasper Template → PostgreSQL → PDF/Excel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3T00:38:05.267813922</meta:creation-date>
    <dc:date>2025-12-23T00:40:37.283895892</dc:date>
    <meta:editing-duration>PT2M34S</meta:editing-duration>
    <meta:editing-cycles>1</meta:editing-cycles>
    <meta:document-statistic meta:table-count="0" meta:image-count="0" meta:object-count="0" meta:page-count="12" meta:paragraph-count="599" meta:word-count="2761" meta:character-count="28699" meta:non-whitespace-character-count="17525"/>
    <meta:generator>LibreOffice/24.2.7.2$Linux_X86_64 LibreOffice_project/420$Build-2</meta:generator>
  </office:meta>
</office:document-meta>
</file>